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0">
      <style:graphic-properties draw:fill="none" draw:stroke="solid" svg:stroke-width="0.00694in" svg:stroke-color="#44546a" draw:marker-end="a629" svg:stroke-opacity="100%" draw:stroke-linejoin="miter" svg:stroke-linecap="butt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none" draw:stroke="solid" svg:stroke-width="0.00694in" svg:stroke-color="#44546a" draw:marker-end="a631" svg:stroke-opacity="100%" draw:stroke-linejoin="miter" svg:stroke-linecap="but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7">
      <style:graphic-properties draw:fill="none" draw:stroke="solid" svg:stroke-width="0.00694in" svg:stroke-color="#44546a" draw:marker-end="a636" svg:stroke-opacity="100%" draw:stroke-linejoin="miter" svg:stroke-linecap="butt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none" draw:stroke="solid" svg:stroke-width="0.00694in" svg:stroke-color="#44546a" draw:marker-end="a638" svg:stroke-opacity="100%" draw:stroke-linejoin="miter" svg:stroke-linecap="butt"/>
    </style:style>
    <style:style style:family="graphic" style:name="a7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draw:fill="none" draw:stroke="solid" svg:stroke-width="0.00694in" svg:stroke-color="#44546a" draw:marker-end="a850" svg:stroke-opacity="100%" draw:stroke-linejoin="miter" svg:stroke-linecap="butt"/>
    </style:style>
    <style:style style:family="graphic" style:name="a10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draw:fill="none" draw:stroke="solid" svg:stroke-width="0.00694in" svg:stroke-color="#44546a" draw:marker-end="a852" svg:stroke-opacity="100%" draw:stroke-linejoin="miter" svg:stroke-linecap="butt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55">
      <style:graphic-properties draw:fill="none" draw:stroke="solid" svg:stroke-width="0.00694in" svg:stroke-color="#44546a" draw:marker-end="a854" svg:stroke-opacity="100%" draw:stroke-linejoin="miter" svg:stroke-linecap="but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6">
      <style:graphic-properties draw:fill="none" draw:stroke="solid" svg:stroke-width="0.00694in" svg:stroke-color="#44546a" draw:marker-end="a1005" svg:stroke-opacity="100%" draw:stroke-linejoin="miter" svg:stroke-linecap="butt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08">
      <style:graphic-properties draw:fill="none" draw:stroke="solid" svg:stroke-width="0.00694in" svg:stroke-color="#44546a" draw:marker-end="a1007" svg:stroke-opacity="100%" draw:stroke-linejoin="miter" svg:stroke-linecap="butt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1">
      <style:graphic-properties draw:fill="none" draw:stroke="solid" svg:stroke-width="0.00694in" svg:stroke-color="#44546a" draw:marker-end="a640" svg:stroke-opacity="100%" draw:stroke-linejoin="miter" svg:stroke-linecap="butt"/>
    </style:style>
    <style:style style:family="graphic" style:name="a643">
      <style:graphic-properties draw:fill="none" draw:stroke="solid" svg:stroke-width="0.00694in" svg:stroke-color="#44546a" draw:marker-end="a642" svg:stroke-opacity="100%" draw:stroke-linejoin="miter" svg:stroke-linecap="butt"/>
    </style:style>
    <style:style style:family="graphic" style:name="a645">
      <style:graphic-properties draw:fill="none" draw:stroke="solid" svg:stroke-width="0.00694in" svg:stroke-color="#44546a" draw:marker-end="a644" svg:stroke-opacity="100%" draw:stroke-linejoin="miter" svg:stroke-linecap="butt"/>
    </style:style>
    <style:style style:family="graphic" style:name="a647">
      <style:graphic-properties draw:fill="none" draw:stroke="solid" svg:stroke-width="0.00694in" svg:stroke-color="#44546a" draw:marker-end="a646" svg:stroke-opacity="100%" draw:stroke-linejoin="miter" svg:stroke-linecap="butt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draw:fill="none" draw:stroke="solid" svg:stroke-width="0.00694in" svg:stroke-color="#44546a" draw:marker-end="a648" svg:stroke-opacity="100%" draw:stroke-linejoin="miter" svg:stroke-linecap="butt"/>
    </style:style>
    <style:style style:family="graphic" style:name="a75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draw:fill="none" draw:stroke="solid" svg:stroke-width="0.00694in" svg:stroke-color="#44546a" draw:marker-end="a1009" svg:stroke-opacity="100%" draw:stroke-linejoin="miter" svg:stroke-linecap="butt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draw:fill="none" draw:stroke="solid" svg:stroke-width="0.00694in" svg:stroke-color="#44546a" draw:marker-end="a1011" svg:stroke-opacity="100%" draw:stroke-linejoin="miter" svg:stroke-linecap="butt"/>
    </style:style>
    <style:style style:family="graphic" style:name="a863">
      <style:graphic-properties draw:fill="none" draw:stroke="solid" svg:stroke-width="0.00694in" svg:stroke-color="#44546a" draw:marker-end="a862" svg:stroke-opacity="100%" draw:stroke-linejoin="miter" svg:stroke-linecap="butt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draw:fill="none" draw:stroke="solid" svg:stroke-width="0.00694in" svg:stroke-color="#44546a" draw:marker-end="a864" svg:stroke-opacity="100%" draw:stroke-linejoin="miter" svg:stroke-linecap="butt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7">
      <style:graphic-properties draw:fill="none" draw:stroke="solid" svg:stroke-width="0.00694in" svg:stroke-color="#44546a" draw:marker-end="a866" svg:stroke-opacity="100%" draw:stroke-linejoin="miter" svg:stroke-linecap="butt"/>
    </style:style>
    <style:style style:family="graphic" style:name="a1017">
      <style:graphic-properties draw:fill="none" draw:stroke="solid" svg:stroke-width="0.00694in" svg:stroke-color="#44546a" draw:marker-end="a1016" svg:stroke-opacity="100%" draw:stroke-linejoin="miter" svg:stroke-linecap="butt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9">
      <style:graphic-properties draw:fill="none" draw:stroke="solid" svg:stroke-width="0.00694in" svg:stroke-color="#44546a" draw:marker-end="a1018" svg:stroke-opacity="100%" draw:stroke-linejoin="miter" svg:stroke-linecap="butt"/>
    </style:style>
    <style:style style:family="graphic" style:name="a9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69">
      <style:graphic-properties draw:fill="none" draw:stroke="solid" svg:stroke-width="0.00694in" svg:stroke-color="#44546a" draw:marker-end="a868" svg:stroke-opacity="100%" draw:stroke-linejoin="miter" svg:stroke-linecap="butt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draw:fill="none" draw:stroke="solid" svg:stroke-width="0.00694in" svg:stroke-color="#44546a" draw:marker-end="a650" svg:stroke-opacity="100%" draw:stroke-linejoin="miter" svg:stroke-linecap="butt"/>
    </style:style>
    <style:style style:family="graphic" style:name="a54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3">
      <style:graphic-properties draw:fill="none" draw:stroke="solid" svg:stroke-width="0.00694in" svg:stroke-color="#44546a" draw:marker-end="a652" svg:stroke-opacity="100%" draw:stroke-linejoin="miter" svg:stroke-linecap="butt"/>
    </style:style>
    <style:style style:family="graphic" style:name="a655">
      <style:graphic-properties draw:fill="none" draw:stroke="solid" svg:stroke-width="0.00694in" svg:stroke-color="#44546a" draw:marker-end="a654" svg:stroke-opacity="100%" draw:stroke-linejoin="miter" svg:stroke-linecap="butt"/>
    </style:style>
    <style:style style:family="graphic" style:name="a657">
      <style:graphic-properties draw:fill="none" draw:stroke="solid" svg:stroke-width="0.00694in" svg:stroke-color="#44546a" draw:marker-end="a656" svg:stroke-opacity="100%" draw:stroke-linejoin="miter" svg:stroke-linecap="butt"/>
    </style:style>
    <style:style style:family="graphic" style:name="a7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9">
      <style:graphic-properties draw:fill="none" draw:stroke="solid" svg:stroke-width="0.00694in" svg:stroke-color="#44546a" draw:marker-end="a658" svg:stroke-opacity="100%" draw:stroke-linejoin="miter" svg:stroke-linecap="but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draw:fill="none" draw:stroke="solid" svg:stroke-width="0.00694in" svg:stroke-color="#44546a" draw:marker-end="a870" svg:stroke-opacity="100%" draw:stroke-linejoin="miter" svg:stroke-linecap="butt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3">
      <style:graphic-properties draw:fill="none" draw:stroke="solid" svg:stroke-width="0.00694in" svg:stroke-color="#44546a" draw:marker-end="a872" svg:stroke-opacity="100%" draw:stroke-linejoin="miter" svg:stroke-linecap="butt"/>
    </style:style>
    <style:style style:family="graphic" style:name="a1024">
      <style:graphic-properties draw:fill="none" draw:stroke="solid" svg:stroke-width="0.00694in" svg:stroke-color="#44546a" draw:marker-end="a1023" svg:stroke-opacity="100%" draw:stroke-linejoin="miter" svg:stroke-linecap="butt"/>
    </style:style>
    <style:style style:family="graphic" style:name="a875">
      <style:graphic-properties draw:fill="none" draw:stroke="solid" svg:stroke-width="0.00694in" svg:stroke-color="#44546a" draw:marker-end="a874" svg:stroke-opacity="100%" draw:stroke-linejoin="miter" svg:stroke-linecap="but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draw:fill="none" draw:stroke="solid" svg:stroke-width="0.00694in" svg:stroke-color="#44546a" draw:marker-end="a1025" svg:stroke-opacity="100%" draw:stroke-linejoin="miter" svg:stroke-linecap="butt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8">
      <style:graphic-properties draw:fill="none" draw:stroke="solid" svg:stroke-width="0.00694in" svg:stroke-color="#44546a" draw:marker-end="a1027" svg:stroke-opacity="100%" draw:stroke-linejoin="miter" svg:stroke-linecap="butt"/>
    </style:style>
    <style:style style:family="graphic" style:name="a9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8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draw:fill="none" draw:stroke="solid" svg:stroke-width="0.00694in" svg:stroke-color="#44546a" draw:marker-end="a1029" svg:stroke-opacity="100%" draw:stroke-linejoin="miter" svg:stroke-linecap="butt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2">
      <style:graphic-properties draw:fill="none" draw:stroke="solid" svg:stroke-width="0.00694in" svg:stroke-color="#44546a" draw:marker-end="a1031" svg:stroke-opacity="100%" draw:stroke-linejoin="miter" svg:stroke-linecap="butt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4">
      <style:graphic-properties draw:fill="none" draw:stroke="solid" svg:stroke-width="0.00694in" svg:stroke-color="#44546a" draw:marker-end="a1033" svg:stroke-opacity="100%" draw:stroke-linejoin="miter" svg:stroke-linecap="butt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draw:fill="none" draw:stroke="solid" svg:stroke-width="0.00694in" svg:stroke-color="#44546a" draw:marker-end="a1035" svg:stroke-opacity="100%" draw:stroke-linejoin="miter" svg:stroke-linecap="butt"/>
    </style:style>
    <style:style style:family="graphic" style:name="a88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8">
      <style:graphic-properties draw:fill="none" draw:stroke="solid" svg:stroke-width="0.00694in" svg:stroke-color="#44546a" draw:marker-end="a1037" svg:stroke-opacity="100%" draw:stroke-linejoin="miter" svg:stroke-linecap="butt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9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9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7">
      <style:graphic-properties draw:fill="none" draw:stroke="solid" svg:stroke-width="0.00694in" svg:stroke-color="#44546a" draw:marker-end="a676" svg:stroke-opacity="100%" draw:stroke-linejoin="miter" svg:stroke-linecap="butt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9">
      <style:graphic-properties draw:fill="none" draw:stroke="solid" svg:stroke-width="0.00694in" svg:stroke-color="#44546a" draw:marker-end="a678" svg:stroke-opacity="100%" draw:stroke-linejoin="miter" svg:stroke-linecap="butt"/>
    </style:style>
    <style:style style:family="text" style:name="a7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draw:fill="none" draw:stroke="solid" svg:stroke-width="0.00694in" svg:stroke-color="#44546a" draw:marker-end="a1039" svg:stroke-opacity="100%" draw:stroke-linejoin="miter" svg:stroke-linecap="butt"/>
    </style:style>
    <style:style style:family="graphic" style:name="a89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draw:fill="none" draw:stroke="solid" svg:stroke-width="0.00694in" svg:stroke-color="#44546a" draw:marker-end="a1044" svg:stroke-opacity="100%" draw:stroke-linejoin="miter" svg:stroke-linecap="butt"/>
    </style:style>
    <style:style style:family="graphic" style:name="a89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draw:fill="none" draw:stroke="solid" svg:stroke-width="0.00694in" svg:stroke-color="#44546a" draw:marker-end="a1046" svg:stroke-opacity="100%" draw:stroke-linejoin="miter" svg:stroke-linecap="butt"/>
    </style:style>
    <style:style style:family="paragraph" style:name="a89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draw:fill="none" draw:stroke="solid" svg:stroke-width="0.00694in" svg:stroke-color="#44546a" draw:marker-end="a680" svg:stroke-opacity="100%" draw:stroke-linejoin="miter" svg:stroke-linecap="butt"/>
    </style:style>
    <style:style style:family="graphic" style:name="a57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3">
      <style:graphic-properties draw:fill="none" draw:stroke="solid" svg:stroke-width="0.00694in" svg:stroke-color="#44546a" draw:marker-end="a682" svg:stroke-opacity="100%" draw:stroke-linejoin="miter" svg:stroke-linecap="butt"/>
    </style:style>
    <style:style style:family="graphic" style:name="a685">
      <style:graphic-properties draw:fill="none" draw:stroke="solid" svg:stroke-width="0.00694in" svg:stroke-color="#44546a" draw:marker-end="a684" svg:stroke-opacity="100%" draw:stroke-linejoin="miter" svg:stroke-linecap="butt"/>
    </style:style>
    <style:style style:family="graphic" style:name="a687">
      <style:graphic-properties draw:fill="none" draw:stroke="solid" svg:stroke-width="0.00694in" svg:stroke-color="#44546a" draw:marker-end="a686" svg:stroke-opacity="100%" draw:stroke-linejoin="miter" svg:stroke-linecap="butt"/>
    </style:style>
    <style:style style:family="graphic" style:name="a7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draw:fill="none" draw:stroke="solid" svg:stroke-width="0.00694in" svg:stroke-color="#44546a" draw:marker-end="a688" svg:stroke-opacity="100%" draw:stroke-linejoin="miter" svg:stroke-linecap="butt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98">
      <style:graphic-properties draw:fill="none" draw:stroke="solid" svg:stroke-width="0.00694in" svg:stroke-color="#44546a" draw:marker-end="a797" svg:stroke-opacity="100%" draw:stroke-linejoin="miter" svg:stroke-linecap="butt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draw:fill="none" draw:stroke="solid" svg:stroke-width="0.00694in" svg:stroke-color="#44546a" draw:marker-end="a1051" svg:stroke-opacity="100%" draw:stroke-linejoin="miter" svg:stroke-linecap="butt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57">
      <style:graphic-properties draw:fill="none" draw:stroke="solid" svg:stroke-width="0.00694in" svg:stroke-color="#44546a" draw:marker-end="a1056" svg:stroke-opacity="100%" draw:stroke-linejoin="miter" svg:stroke-linecap="butt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91">
      <style:graphic-properties draw:fill="none" draw:stroke="solid" svg:stroke-width="0.00694in" svg:stroke-color="#44546a" draw:marker-end="a690" svg:stroke-opacity="100%" draw:stroke-linejoin="miter" svg:stroke-linecap="but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draw:fill="none" draw:stroke="solid" svg:stroke-width="0.00694in" svg:stroke-color="#44546a" draw:marker-end="a1070" svg:stroke-opacity="100%" draw:stroke-linejoin="miter" svg:stroke-linecap="butt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6">
      <style:graphic-properties draw:fill="none" draw:stroke="solid" svg:stroke-width="0.00694in" svg:stroke-color="#44546a" draw:marker-end="a1075" svg:stroke-opacity="100%" draw:stroke-linejoin="miter" svg:stroke-linecap="butt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81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03">
      <style:graphic-properties draw:fill="none" draw:stroke="solid" svg:stroke-width="0.00694in" svg:stroke-color="#44546a" draw:marker-end="a802" svg:stroke-opacity="100%" draw:stroke-linejoin="miter" svg:stroke-linecap="butt"/>
    </style:style>
    <style:style style:family="graphic" style:name="a805">
      <style:graphic-properties draw:fill="none" draw:stroke="solid" svg:stroke-width="0.00694in" svg:stroke-color="#44546a" draw:marker-end="a804" svg:stroke-opacity="100%" draw:stroke-linejoin="miter" svg:stroke-linecap="butt"/>
    </style:style>
    <style:style style:family="graphic" style:name="a807">
      <style:graphic-properties draw:fill="none" draw:stroke="solid" svg:stroke-width="0.00694in" svg:stroke-color="#44546a" draw:marker-end="a806" svg:stroke-opacity="100%" draw:stroke-linejoin="miter" svg:stroke-linecap="butt"/>
    </style:style>
    <style:style style:family="paragraph" style:name="a91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draw:fill="none" draw:stroke="solid" svg:stroke-width="0.00694in" svg:stroke-color="#44546a" draw:marker-end="a808" svg:stroke-opacity="100%" draw:stroke-linejoin="miter" svg:stroke-linecap="butt"/>
    </style:style>
    <style:style style:family="graphic" style:name="a91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6">
      <style:graphic-properties draw:fill="none" draw:stroke="solid" svg:stroke-width="0.00694in" svg:stroke-color="#44546a" draw:marker-end="a915" svg:stroke-opacity="100%" draw:stroke-linejoin="miter" svg:stroke-linecap="but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2">
      <style:graphic-properties draw:fill="none" draw:stroke="solid" svg:stroke-width="0.00694in" svg:stroke-color="#44546a" draw:marker-end="a701" svg:stroke-opacity="100%" draw:stroke-linejoin="miter" svg:stroke-linecap="but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7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1">
      <style:graphic-properties draw:fill="none" draw:stroke="solid" svg:stroke-width="0.00694in" svg:stroke-color="#44546a" draw:marker-end="a810" svg:stroke-opacity="100%" draw:stroke-linejoin="miter" svg:stroke-linecap="butt"/>
    </style:style>
    <style:style style:family="drawing-page" style:name="a7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16">
      <style:graphic-properties draw:fill="none" draw:stroke="solid" svg:stroke-width="0.00694in" svg:stroke-color="#44546a" draw:marker-end="a815" svg:stroke-opacity="100%" draw:stroke-linejoin="miter" svg:stroke-linecap="butt"/>
    </style:style>
    <style:style style:family="graphic" style:name="a818">
      <style:graphic-properties draw:fill="none" draw:stroke="solid" svg:stroke-width="0.00694in" svg:stroke-color="#44546a" draw:marker-end="a817" svg:stroke-opacity="100%" draw:stroke-linejoin="miter" svg:stroke-linecap="butt"/>
    </style:style>
    <style:style style:family="graphic" style:name="a921">
      <style:graphic-properties draw:fill="none" draw:stroke="solid" svg:stroke-width="0.00694in" svg:stroke-color="#44546a" draw:marker-end="a920" svg:stroke-opacity="100%" draw:stroke-linejoin="miter" svg:stroke-linecap="butt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26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draw:fill="none" draw:stroke="solid" svg:stroke-width="0.00694in" svg:stroke-color="#44546a" draw:marker-end="a819" svg:stroke-opacity="100%" draw:stroke-linejoin="miter" svg:stroke-linecap="butt"/>
    </style:style>
    <style:style style:family="graphic" style:name="a71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2">
      <style:graphic-properties draw:fill="none" draw:stroke="solid" svg:stroke-width="0.00694in" svg:stroke-color="#44546a" draw:marker-end="a821" svg:stroke-opacity="100%" draw:stroke-linejoin="miter" svg:stroke-linecap="butt"/>
    </style:style>
    <style:style style:family="graphic" style:name="a824">
      <style:graphic-properties draw:fill="none" draw:stroke="solid" svg:stroke-width="0.00694in" svg:stroke-color="#44546a" draw:marker-end="a823" svg:stroke-opacity="100%" draw:stroke-linejoin="miter" svg:stroke-linecap="butt"/>
    </style:style>
    <style:style style:family="graphic" style:name="a826">
      <style:graphic-properties draw:fill="none" draw:stroke="solid" svg:stroke-width="0.00694in" svg:stroke-color="#44546a" draw:marker-end="a825" svg:stroke-opacity="100%" draw:stroke-linejoin="miter" svg:stroke-linecap="butt"/>
    </style:style>
    <style:style style:family="graphic" style:name="a828">
      <style:graphic-properties draw:fill="none" draw:stroke="solid" svg:stroke-width="0.00694in" svg:stroke-color="#44546a" draw:marker-end="a827" svg:stroke-opacity="100%" draw:stroke-linejoin="miter" svg:stroke-linecap="butt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30">
      <style:graphic-properties draw:fill="none" draw:stroke="solid" svg:stroke-width="0.00694in" svg:stroke-color="#44546a" draw:marker-end="a829" svg:stroke-opacity="100%" draw:stroke-linejoin="miter" svg:stroke-linecap="butt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8">
      <style:graphic-properties draw:fill="none" draw:stroke="solid" svg:stroke-width="0.00694in" svg:stroke-color="#44546a" draw:marker-end="a837" svg:stroke-opacity="100%" draw:stroke-linejoin="miter" svg:stroke-linecap="butt"/>
    </style:style>
    <style:style style:family="graphic" style:name="a94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6">
      <style:graphic-properties draw:fill="none" draw:stroke="solid" svg:stroke-width="0.00694in" svg:stroke-color="#44546a" draw:marker-end="a625" svg:stroke-opacity="100%" draw:stroke-linejoin="miter" svg:stroke-linecap="butt"/>
    </style:style>
    <style:style style:family="graphic" style:name="a73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8">
      <style:graphic-properties draw:fill="none" draw:stroke="solid" svg:stroke-width="0.00694in" svg:stroke-color="#44546a" draw:marker-end="a627" svg:stroke-opacity="100%" draw:stroke-linejoin="miter" svg:stroke-linecap="but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none" draw:stroke="solid" svg:stroke-width="0.00694in" svg:stroke-color="#44546a" draw:marker-end="a839" svg:stroke-opacity="100%" draw:stroke-linejoin="miter" svg:stroke-linecap="butt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42">
      <style:graphic-properties draw:fill="none" draw:stroke="solid" svg:stroke-width="0.00694in" svg:stroke-color="#44546a" draw:marker-end="a841" svg:stroke-opacity="100%" draw:stroke-linejoin="miter" svg:stroke-linecap="butt"/>
    </style:style>
    <style:style style:family="graphic" style:name="a844">
      <style:graphic-properties draw:fill="none" draw:stroke="solid" svg:stroke-width="0.00694in" svg:stroke-color="#44546a" draw:marker-end="a843" svg:stroke-opacity="100%" draw:stroke-linejoin="miter" svg:stroke-linecap="butt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draw:fill="none" draw:stroke="solid" svg:stroke-width="0.00694in" svg:stroke-color="#44546a" draw:marker-end="a848" svg:stroke-opacity="100%" draw:stroke-linejoin="miter" svg:stroke-linecap="butt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40" draw:master-page-name="Master1-Layout7-blank-En-blanco" presentation:presentation-page-layout-name="Master1-PPL7" draw:id="Slide-256">
        <draw:custom-shape svg:x="0.62248in" svg:y="2.45371in" svg:width="1.05334in" svg:height="0.5874in" draw:id="id73" draw:style-name="a543" draw:name="Forma libre 1">
          <svg:title/>
          <svg:desc/>
          <text:p text:style-name="a542" text:class-names="" text:cond-style-name=""><text:span text:style-name="a541" text:class-names="">Cliente solicita un turn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0in" svg:width="2.13268in" svg:height="8.26772in" draw:id="id74" draw:style-name="a546" draw:name="Rectángulo 3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3268in" svg:y="0in" svg:width="6.49494in" svg:height="8.26772in" draw:id="id75" draw:style-name="a549" draw:name="Rectángulo 4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2874in" svg:y="0in" svg:width="2.35551in" svg:height="8.26772in" draw:id="id76" draw:style-name="a552" draw:name="Rectángulo 5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.98389in" svg:height="8.26772in" draw:id="id77" draw:style-name="a555" draw:name="Rectángulo 6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13268in" svg:height="0.38835in" draw:id="id78" draw:style-name="a558" draw:name="Forma libre 7">
          <svg:title/>
          <svg:desc/>
          <text:p text:style-name="a557" text:class-names="" text:cond-style-name=""><text:span text:style-name="a556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13268in" svg:y="0in" svg:width="6.49494in" svg:height="0.3957in" draw:id="id79" draw:style-name="a561" draw:name="Forma libre 8">
          <svg:title/>
          <svg:desc/>
          <text:p text:style-name="a560" text:class-names="" text:cond-style-name=""><text:span text:style-name="a559" text:class-names="">Asesor de Servici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62874in" svg:y="0in" svg:width="2.35515in" svg:height="0.3937in" draw:id="id80" draw:style-name="a564" draw:name="Forma libre 9">
          <svg:title/>
          <svg:desc/>
          <text:p text:style-name="a563" text:class-names="" text:cond-style-name=""><text:span text:style-name="a562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66061in" svg:y="6.03654in" svg:width="1.02362in" svg:height="0.43307in" draw:id="id81" draw:style-name="a567" draw:name="Forma libre 10">
          <svg:title/>
          <svg:desc/>
          <text:p text:style-name="a566" text:class-names="" text:cond-style-name=""><text:span text:style-name="a565" text:class-names="">Firma Pre orde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40723in" svg:y="7.54743in" svg:width="1.14173in" svg:height="0.55118in" draw:id="id82" draw:style-name="a570" draw:name="Forma libre 12">
          <svg:title/>
          <svg:desc/>
          <text:p text:style-name="a569" text:class-names="" text:cond-style-name=""><text:span text:style-name="a568" text:class-names="">Confirma hora prometida de entreg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18347in" svg:y="2.43258in" svg:width="1.1811in" svg:height="0.62638in" draw:id="id83" draw:style-name="a573" draw:name="Forma libre 13">
          <svg:title/>
          <svg:desc/>
          <text:p text:style-name="a572" text:class-names="" text:cond-style-name=""><text:span text:style-name="a571" text:class-names="">Asigna turno. Registra en la agen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4" draw:style-name="a576" draw:name="CuadroTexto 19" svg:x="5.07233in" svg:y="5.98399in" svg:width="0.35433in" svg:height="0.27559in">
          <draw:text-box>
            <text:p text:style-name="a575" text:class-names="" text:cond-style-name=""><text:span text:style-name="a574" text:class-names="">NO</text:span></text:p>
          </draw:text-box>
          <svg:title/>
          <svg:desc/>
        </draw:frame>
        <draw:frame draw:id="id85" draw:style-name="a579" draw:name="CuadroTexto 20" svg:x="4.22626in" svg:y="5.04134in" svg:width="0.31457in" svg:height="0.20866in">
          <draw:text-box>
            <text:p text:style-name="a578" text:class-names="" text:cond-style-name=""><text:span text:style-name="a577" text:class-names="">SI</text:span></text:p>
          </draw:text-box>
          <svg:title/>
          <svg:desc/>
        </draw:frame>
        <draw:custom-shape svg:x="4.91021in" svg:y="5.08142in" svg:width="1.37795in" svg:height="0.3937in" draw:id="id86" draw:style-name="a582" draw:name="Forma libre 27">
          <svg:title/>
          <svg:desc/>
          <text:p text:style-name="a581" text:class-names="" text:cond-style-name=""><text:span text:style-name="a580" text:class-names="">¿Posee RRT pendiente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4.99385in" svg:y="3.99109in" svg:width="1.21068in" svg:height="0.64325in" draw:id="id87" draw:style-name="a585" draw:name="Forma libre 30">
          <svg:title/>
          <svg:desc/>
          <text:p text:style-name="a584" text:class-names="" text:cond-style-name=""><text:span text:style-name="a583" text:class-names="">Realiza la consulta de VIN en el sistema de la marc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03876in" svg:y="4.41605in" svg:width="1.33272in" svg:height="0.71028in" draw:id="id88" draw:style-name="a588" draw:name="Forma libre 31">
          <svg:title/>
          <svg:desc/>
          <text:p text:style-name="a587" text:class-names="" text:cond-style-name=""><text:span text:style-name="a586" text:class-names="">Comunica a los técnicos los trabajos agendados y prevee cualquier inconven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9" draw:style-name="a591" draw:name="CuadroTexto 64" svg:x="8.37443in" svg:y="3.52517in" svg:width="0.31457in" svg:height="0.20866in">
          <draw:text-box>
            <text:p text:style-name="a590" text:class-names="" text:cond-style-name=""><text:span text:style-name="a589" text:class-names="">SI</text:span></text:p>
          </draw:text-box>
          <svg:title/>
          <svg:desc/>
        </draw:frame>
        <draw:frame draw:id="id90" draw:style-name="a594" draw:name="CuadroTexto 65" svg:x="9.85319in" svg:y="3.94104in" svg:width="0.35433in" svg:height="0.27559in">
          <draw:text-box>
            <text:p text:style-name="a593" text:class-names="" text:cond-style-name=""><text:span text:style-name="a592" text:class-names="">NO</text:span></text:p>
          </draw:text-box>
          <svg:title/>
          <svg:desc/>
        </draw:frame>
        <draw:custom-shape svg:x="2.57168in" svg:y="2.45151in" svg:width="1.1811in" svg:height="0.5874in" draw:id="id91" draw:style-name="a597" draw:name="Forma libre 79">
          <svg:title/>
          <svg:desc/>
          <text:p text:style-name="a596" text:class-names="" text:cond-style-name=""><text:span text:style-name="a595" text:class-names="">Verifica disponibilidad de técnicos de acuerdo a tipo de unidad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8052in" svg:y="3.40098in" svg:width="1.1811in" svg:height="0.62638in" draw:id="id92" draw:style-name="a600" draw:name="Forma libre 80">
          <svg:title/>
          <svg:desc/>
          <text:p text:style-name="a599" text:class-names="" text:cond-style-name=""><text:span text:style-name="a598" text:class-names="">Se presenta en AECSA de acuerdo al turno asignad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71382in" svg:y="3.99109in" svg:width="1.41937in" svg:height="0.64783in" draw:id="id93" draw:style-name="a603" draw:name="Forma libre 81">
          <svg:title/>
          <svg:desc/>
          <text:p text:style-name="a602" text:class-names="" text:cond-style-name=""><text:span text:style-name="a601" text:class-names="">Recibe al cliente y su unidad. Registra los datos del mismo y trabajos encargados en la Pre orde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71382in" svg:y="6.375in" svg:width="1.39214in" svg:height="0.64783in" draw:id="id94" draw:style-name="a606" draw:name="Forma libre 82">
          <svg:title/>
          <svg:desc/>
          <text:p text:style-name="a605" text:class-names="" text:cond-style-name=""><text:span text:style-name="a604" text:class-names="">Realiza el control de recepción de la unidad. Registra el mismo en la planilla correspond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66061in" svg:y="7.03747in" svg:width="1.02362in" svg:height="0.43307in" draw:id="id95" draw:style-name="a609" draw:name="Forma libre 83">
          <svg:title/>
          <svg:desc/>
          <text:p text:style-name="a608" text:class-names="" text:cond-style-name=""><text:span text:style-name="a607" text:class-names="">Firma Control de Recep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4213in" svg:y="7.54743in" svg:width="1.14173in" svg:height="0.55118in" draw:id="id96" draw:style-name="a612" draw:name="Forma libre 84">
          <svg:title/>
          <svg:desc/>
          <text:p text:style-name="a611" text:class-names="" text:cond-style-name=""><text:span text:style-name="a610" text:class-names="">Traslada la unidad al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9566in" svg:y="7.54743in" svg:width="1.14173in" svg:height="0.55118in" draw:id="id97" draw:style-name="a615" draw:name="Forma libre 85">
          <svg:title/>
          <svg:desc/>
          <text:p text:style-name="a614" text:class-names="" text:cond-style-name=""><text:span text:style-name="a613" text:class-names="">Genera la Orden de Reparación para el Talle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10674in" svg:y="2.52379in" svg:width="1.1811in" svg:height="0.47244in" draw:id="id98" draw:style-name="a618" draw:name="Forma libre 87">
          <svg:title/>
          <svg:desc/>
          <text:p text:style-name="a617" text:class-names="" text:cond-style-name=""><text:span text:style-name="a616" text:class-names="">Recibe notificación sobre composición de agenda del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03876in" svg:y="3.52517in" svg:width="1.31706in" svg:height="0.37065in" draw:id="id99" draw:style-name="a621" draw:name="Forma libre 89">
          <svg:title/>
          <svg:desc/>
          <text:p text:style-name="a620" text:class-names="" text:cond-style-name=""><text:span text:style-name="a619" text:class-names="">¿Modifica turno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6.7651in" svg:y="3.4463in" svg:width="1.1811in" svg:height="0.53574in" draw:id="id100" draw:style-name="a624" draw:name="Forma libre 90">
          <svg:title/>
          <svg:desc/>
          <text:p text:style-name="a623" text:class-names="" text:cond-style-name=""><text:span text:style-name="a622" text:class-names="">Re asigna <text:s text:c="1"/>un nuevo turno. Registra en la agenda. Comunica al cl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67582in" svg:y1="2.74741in" draw:start-shape="id73" draw:start-glue-point="1" svg:x2="2.57168in" svg:y2="2.74521in" draw:end-shape="id91" draw:end-glue-point="3" draw:id="id101" draw:style-name="a626" draw:name="Conector recto de flecha 92">
          <svg:title/>
          <svg:desc/>
        </draw:connector>
        <draw:connector draw:type="line" svg:x1="5.36457in" svg:y1="2.74577in" draw:start-shape="id83" draw:start-glue-point="1" svg:x2="9.10674in" svg:y2="2.76001in" draw:end-shape="id98" draw:end-glue-point="3" draw:id="id102" draw:style-name="a628" draw:name="Conector recto de flecha 96">
          <svg:title/>
          <svg:desc/>
        </draw:connector>
        <draw:connector draw:type="line" svg:x1="9.69729in" svg:y1="2.99623in" draw:start-shape="id98" draw:start-glue-point="2" svg:x2="9.69729in" svg:y2="3.52517in" draw:end-shape="id99" draw:end-glue-point="0" draw:id="id103" draw:style-name="a630" draw:name="Conector recto de flecha 100">
          <svg:title/>
          <svg:desc/>
        </draw:connector>
        <draw:connector draw:type="line" svg:x1="9.03876in" svg:y1="3.71049in" draw:start-shape="id99" draw:start-glue-point="3" svg:x2="7.9462in" svg:y2="3.71417in" draw:end-shape="id100" draw:end-glue-point="1" draw:id="id104" draw:style-name="a632" draw:name="Conector recto de flecha 103">
          <svg:title/>
          <svg:desc/>
        </draw:connector>
        <draw:custom-shape svg:x="2.75365in" svg:y="5.01369in" svg:width="1.37474in" svg:height="0.52696in" draw:id="id105" draw:style-name="a635" draw:name="Forma libre 106">
          <svg:title/>
          <svg:desc/>
          <text:p text:style-name="a634" text:class-names="" text:cond-style-name=""><text:span text:style-name="a633" text:class-names="">Registra RRT en la preorde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6.7651in" svg:y1="3.71417in" draw:start-shape="id100" draw:start-glue-point="3" svg:x2="1.76162in" svg:y2="3.71417in" draw:end-shape="id92" draw:end-glue-point="1" draw:id="id106" draw:style-name="a637" draw:name="Conector recto de flecha 111">
          <svg:title/>
          <svg:desc/>
        </draw:connector>
        <draw:connector draw:type="standard" svg:x1="2.08627in" svg:y1="3.39981in" draw:start-shape="id92" draw:start-glue-point="2" svg:x2="1.79862in" svg:y2="4.94256in" draw:end-shape="id93" draw:end-glue-point="3" draw:id="id107" draw:style-name="a639" draw:transform="translate(-1.94244in -4.17118in) rotate(-4.71239) translate(1.94244in 4.17118in)" draw:name="Conector angular 115">
          <svg:title/>
          <svg:desc/>
        </draw:connector>
        <draw:connector draw:type="line" svg:x1="4.13319in" svg:y1="4.315in" draw:start-shape="id93" draw:start-glue-point="1" svg:x2="4.99385in" svg:y2="4.31271in" draw:end-shape="id87" draw:end-glue-point="3" draw:id="id108" draw:style-name="a641" draw:name="Conector recto de flecha 117">
          <svg:title/>
          <svg:desc/>
        </draw:connector>
        <draw:connector draw:type="line" svg:x1="5.59919in" svg:y1="4.63434in" draw:start-shape="id87" draw:start-glue-point="2" svg:x2="5.59919in" svg:y2="5.08142in" draw:end-shape="id86" draw:end-glue-point="0" draw:id="id109" draw:style-name="a643" draw:name="Conector recto de flecha 119">
          <svg:title/>
          <svg:desc/>
        </draw:connector>
        <draw:connector draw:type="standard" svg:x1="1.17242in" svg:y1="6.03654in" draw:start-shape="id105" draw:start-glue-point="3" svg:x2="2.75365in" svg:y2="5.27717in" draw:end-shape="id81" draw:end-glue-point="0" draw:id="id110" draw:style-name="a645" draw:transform="translate(-1.96303in -5.65685in) rotate(-3.14159) translate(1.96303in 5.65685in)" draw:name="Conector angular 122">
          <svg:title/>
          <svg:desc/>
        </draw:connector>
        <draw:connector draw:type="line" svg:x1="4.91021in" svg:y1="5.27827in" draw:start-shape="id86" draw:start-glue-point="3" svg:x2="4.12839in" svg:y2="5.27717in" draw:end-shape="id105" draw:end-glue-point="1" draw:id="id111" draw:style-name="a647" draw:name="Conector recto de flecha 124">
          <svg:title/>
          <svg:desc/>
        </draw:connector>
        <draw:connector draw:type="standard" svg:x1="3.25273in" svg:y1="3.90662in" draw:start-shape="id86" draw:start-glue-point="2" svg:x2="4.03069in" svg:y2="7.82157in" draw:end-shape="id81" draw:end-glue-point="1" draw:id="id112" draw:style-name="a649" draw:transform="translate(-3.64171in -5.8641in) rotate(-1.5708) translate(3.64171in 5.8641in)" draw:name="Conector angular 126">
          <svg:title/>
          <svg:desc/>
        </draw:connector>
        <draw:connector draw:type="standard" svg:x1="2.05777in" svg:y1="5.81356in" draw:start-shape="id81" draw:start-glue-point="2" svg:x2="1.82847in" svg:y2="7.35496in" draw:end-shape="id94" draw:end-glue-point="3" draw:id="id113" draw:style-name="a651" draw:transform="translate(-1.94312in -6.58426in) rotate(-4.71239) translate(1.94312in 6.58426in)" draw:name="Conector angular 128">
          <svg:title/>
          <svg:desc/>
        </draw:connector>
        <draw:connector draw:type="standard" svg:x1="2.43147in" svg:y1="6.27559in" draw:start-shape="id94" draw:start-glue-point="2" svg:x2="2.66265in" svg:y2="8.00125in" draw:end-shape="id95" draw:end-glue-point="1" draw:id="id114" draw:style-name="a653" draw:transform="translate(-2.54706in -7.13842in) rotate(-1.5708) translate(2.54706in 7.13842in)" draw:name="Conector angular 130">
          <svg:title/>
          <svg:desc/>
        </draw:connector>
        <draw:connector draw:type="standard" svg:x1="1.96606in" svg:y1="7.02937in" draw:start-shape="id95" draw:start-glue-point="2" svg:x2="1.61358in" svg:y2="8.26418in" draw:end-shape="id82" draw:end-glue-point="3" draw:id="id115" draw:style-name="a655" draw:transform="translate(-1.78982in -7.64678in) rotate(-4.71239) translate(1.78982in 7.64678in)" draw:name="Conector angular 132">
          <svg:title/>
          <svg:desc/>
        </draw:connector>
        <draw:connector draw:type="line" svg:x1="3.54896in" svg:y1="7.82302in" draw:start-shape="id82" draw:start-glue-point="1" svg:x2="3.9566in" svg:y2="7.82302in" draw:end-shape="id97" draw:end-glue-point="3" draw:id="id116" draw:style-name="a657" draw:name="Conector recto de flecha 134">
          <svg:title/>
          <svg:desc/>
        </draw:connector>
        <draw:connector draw:type="line" svg:x1="5.09833in" svg:y1="7.82302in" draw:start-shape="id97" draw:start-glue-point="1" svg:x2="5.4213in" svg:y2="7.82302in" draw:end-shape="id96" draw:end-glue-point="3" draw:id="id117" draw:style-name="a659" draw:name="Conector recto de flecha 136">
          <svg:title/>
          <svg:desc/>
        </draw:connector>
        <draw:custom-shape svg:x="0.38573in" svg:y="0.50143in" svg:width="1.35378in" svg:height="0.68409in" draw:id="id118" draw:style-name="a662" draw:name="Forma libre 143">
          <svg:title/>
          <svg:desc/>
          <text:p text:style-name="a661" text:class-names="" text:cond-style-name=""><text:span text:style-name="a660" text:class-names="">Cliente consulta por precio de determinados trabaj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5727in" svg:y="0.49892in" svg:width="1.37474in" svg:height="0.68693in" draw:id="id119" draw:style-name="a665" draw:name="Forma libre 144">
          <svg:title/>
          <svg:desc/>
          <text:p text:style-name="a664" text:class-names="" text:cond-style-name=""><text:span text:style-name="a663" text:class-names="">Genera un presupuesto, incluyendo piezas y mano de obra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13899in" svg:y="0.5199in" svg:width="1.18933in" svg:height="0.64921in" draw:id="id120" draw:style-name="a668" draw:name="Forma libre 148">
          <svg:title/>
          <svg:desc/>
          <text:p text:style-name="a667" text:class-names="" text:cond-style-name=""><text:span text:style-name="a666" text:class-names="">Comunica al 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6018in" svg:y="1.6189in" svg:width="1.37795in" svg:height="0.3937in" draw:id="id121" draw:style-name="a671" draw:name="Forma libre 149">
          <svg:title/>
          <svg:desc/>
          <text:p text:style-name="a670" text:class-names="" text:cond-style-name=""><text:span text:style-name="a669" text:class-names="">¿Cliente acepta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4.09928in" svg:y="1.49475in" svg:width="1.34948in" svg:height="0.63886in" draw:id="id122" draw:style-name="a675" draw:name="Forma libre 150">
          <svg:title/>
          <svg:desc/>
          <text:p text:style-name="a674" text:class-names="" text:cond-style-name=""><text:span text:style-name="a672" text:class-names="">El presupuesto posee vigencia de 10 días, transcurridos estos, es declarado<text:s text:c="1"/></text:span><text:span text:style-name="a673" text:class-names="">Venta Perdi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73951in" svg:y1="0.84347in" draw:start-shape="id118" draw:start-glue-point="1" svg:x2="2.35727in" svg:y2="0.84238in" draw:end-shape="id119" draw:end-glue-point="3" draw:id="id123" draw:style-name="a677" draw:name="Conector recto de flecha 157">
          <svg:title/>
          <svg:desc/>
        </draw:connector>
        <draw:connector draw:type="line" svg:x1="3.73201in" svg:y1="0.84238in" draw:start-shape="id119" draw:start-glue-point="1" svg:x2="4.13899in" svg:y2="0.8445in" draw:end-shape="id120" draw:end-glue-point="3" draw:id="id124" draw:style-name="a679" draw:name="Conector recto de flecha 160">
          <svg:title/>
          <svg:desc/>
        </draw:connector>
        <draw:connector draw:type="standard" svg:x1="2.71651in" svg:y1="-0.39825in" draw:start-shape="id120" draw:start-glue-point="2" svg:x2="3.1663in" svg:y2="3.18625in" draw:end-shape="id121" draw:end-glue-point="0" draw:id="id125" draw:style-name="a681" draw:transform="translate(-2.94141in -1.394in) rotate(-1.5708) translate(2.94141in 1.394in)" draw:name="Conector angular 162">
          <svg:title/>
          <svg:desc/>
        </draw:connector>
        <draw:connector draw:type="line" svg:x1="1.83813in" svg:y1="1.81575in" draw:start-shape="id121" draw:start-glue-point="1" svg:x2="4.09928in" svg:y2="1.81418in" draw:end-shape="id122" draw:end-glue-point="3" draw:id="id126" draw:style-name="a683" draw:name="Conector recto de flecha 164">
          <svg:title/>
          <svg:desc/>
        </draw:connector>
        <draw:connector draw:type="line" svg:x1="1.14915in" svg:y1="2.0126in" draw:start-shape="id121" draw:start-glue-point="2" svg:x2="1.14915in" svg:y2="2.45371in" draw:end-shape="id73" draw:end-glue-point="0" draw:id="id127" draw:style-name="a685" draw:name="Conector recto de flecha 183">
          <svg:title/>
          <svg:desc/>
        </draw:connector>
        <draw:connector draw:type="standard" svg:x1="2.80153in" svg:y1="1.4285in" draw:start-shape="id83" draw:start-glue-point="2" svg:x2="3.14356in" svg:y2="5.03144in" draw:end-shape="id92" draw:end-glue-point="0" draw:id="id128" draw:style-name="a687" draw:transform="translate(-2.97254in -3.22997in) rotate(-1.5708) translate(2.97254in 3.22997in)" draw:name="Conector angular 185">
          <svg:title/>
          <svg:desc/>
        </draw:connector>
        <draw:connector draw:type="line" svg:x1="3.75278in" svg:y1="2.74521in" draw:start-shape="id91" draw:start-glue-point="1" svg:x2="4.18347in" svg:y2="2.74577in" draw:end-shape="id83" draw:end-glue-point="3" draw:id="id129" draw:style-name="a689" draw:name="Conector recto de flecha 187">
          <svg:title/>
          <svg:desc/>
        </draw:connector>
        <draw:connector draw:type="line" svg:x1="9.69729in" svg:y1="3.89582in" draw:start-shape="id99" draw:start-glue-point="2" svg:x2="9.70512in" svg:y2="4.41605in" draw:end-shape="id88" draw:end-glue-point="0" draw:id="id130" draw:style-name="a691" draw:name="Conector recto de flecha 189">
          <svg:title/>
          <svg:desc/>
        </draw:connector>
        <draw:frame draw:id="id131" draw:style-name="a694" draw:name="CuadroTexto 223" svg:x="1.82068in" svg:y="1.6348in" svg:width="0.35433in" svg:height="0.27559in">
          <draw:text-box>
            <text:p text:style-name="a693" text:class-names="" text:cond-style-name=""><text:span text:style-name="a692" text:class-names="">NO</text:span></text:p>
          </draw:text-box>
          <svg:title/>
          <svg:desc/>
        </draw:frame>
        <draw:frame draw:id="id132" draw:style-name="a697" draw:name="CuadroTexto 224" svg:x="1.11569in" svg:y="2.08895in" svg:width="0.31457in" svg:height="0.20866in">
          <draw:text-box>
            <text:p text:style-name="a696" text:class-names="" text:cond-style-name=""><text:span text:style-name="a695" text:class-names="">SI</text:span></text:p>
          </draw:text-box>
          <svg:title/>
          <svg:desc/>
        </draw:frame>
        <draw:custom-shape svg:x="7.13826in" svg:y="7.72459in" svg:width="0.21739in" svg:height="0.19685in" draw:id="id133" draw:style-name="a700" draw:name="Elipse 230">
          <svg:title/>
          <svg:desc/>
          <text:p text:style-name="a699" text:class-names="" text:cond-style-name=""><text:span text:style-name="a698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56303in" svg:y1="7.82302in" draw:start-shape="id96" draw:start-glue-point="1" svg:x2="7.13826in" svg:y2="7.82302in" draw:end-shape="id133" draw:end-glue-point="3" draw:id="id134" draw:style-name="a702" draw:name="Conector recto de flecha 232">
          <svg:title/>
          <svg:desc/>
        </draw:connector>
        <presentation:notes draw:style-name="a708">
          <draw:frame draw:id="id135" draw:style-name="a705" draw:name="Marcador de número de diapositiva 6" svg:x="4.67953in" svg:y="11.10827in" svg:width="3.5878in" svg:height="0.58425in">
            <draw:text-box>
              <text:p text:style-name="a704" text:class-names="" text:cond-style-name=""><text:span text:style-name="a703" text:class-names=""><text:page-number style:num-format="1" text:fixed="false"/></text:span></text:p>
            </draw:text-box>
            <svg:title/>
            <svg:desc/>
          </draw:frame>
          <draw:frame draw:id="id136" presentation:style-name="a706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37" presentation:style-name="a707" draw:name="Marcador de imagen de diapositiva 2">
            <svg:title/>
            <svg:desc/>
          </draw:page-thumbnail>
        </presentation:notes>
      </draw:page>
      <draw:page draw:name="Slide4" draw:style-name="a709" draw:master-page-name="Master1-Layout7-blank-En-blanco" presentation:presentation-page-layout-name="Master1-PPL7" draw:id="Slide-259">
        <draw:custom-shape svg:x="0.49191in" svg:y="0.67066in" svg:width="1.1811in" svg:height="0.47244in" draw:id="id138" draw:style-name="a712" draw:name="Forma libre 2">
          <svg:title/>
          <svg:desc/>
          <text:p text:style-name="a711" text:class-names="" text:cond-style-name=""><text:span text:style-name="a710" text:class-names="">Recibe la unidad y l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-0.0306in" svg:y="0in" svg:width="3.31002in" svg:height="8.24663in" draw:id="id139" draw:style-name="a715" draw:name="Rectángulo 3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306in" svg:y="-0.00056in" svg:width="11.05491in" svg:height="8.26772in" draw:id="id140" draw:style-name="a718" draw:name="Rectángulo 4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306in" svg:y="0.01114in" svg:width="3.30752in" svg:height="0.41425in" draw:id="id141" draw:style-name="a721" draw:name="Forma libre 7">
          <svg:title/>
          <svg:desc/>
          <text:p text:style-name="a720" text:class-names="" text:cond-style-name=""><text:span text:style-name="a719" text:class-names="">Téc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7692in" svg:y="-0.00036in" svg:width="3.24877in" svg:height="0.41765in" draw:id="id142" draw:style-name="a724" draw:name="Forma libre 8">
          <svg:title/>
          <svg:desc/>
          <text:p text:style-name="a723" text:class-names="" text:cond-style-name=""><text:span text:style-name="a722" text:class-names="">Jefe del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2569in" svg:y="-0.00036in" svg:width="2.84328in" svg:height="0.41939in" draw:id="id143" draw:style-name="a727" draw:name="Forma libre 9">
          <svg:title/>
          <svg:desc/>
          <text:p text:style-name="a726" text:class-names="" text:cond-style-name=""><text:span text:style-name="a725" text:class-names="">Jefe de Repuestos/ Administrativo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37134in" svg:y="0.66779in" svg:width="1.1811in" svg:height="0.48959in" draw:id="id144" draw:style-name="a730" draw:name="Forma libre 35">
          <svg:title/>
          <svg:desc/>
          <text:p text:style-name="a729" text:class-names="" text:cond-style-name=""><text:span text:style-name="a728" text:class-names="">Verifica y aprueba la solicitud de pieza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2819in" svg:y="-0.00036in" svg:width="2.84078in" svg:height="8.26772in" draw:id="id145" draw:style-name="a733" draw:name="Rectángulo 60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3604in" svg:y="0.67656in" svg:width="1.1811in" svg:height="0.47244in" draw:id="id146" draw:style-name="a736" draw:name="Forma libre 86">
          <svg:title/>
          <svg:desc/>
          <text:p text:style-name="a735" text:class-names="" text:cond-style-name=""><text:span text:style-name="a734" text:class-names="">Realiza la solicitud de piezas para el trabajo encargado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379in" svg:y="1.31223in" svg:width="1.1811in" svg:height="0.48959in" draw:id="id147" draw:style-name="a739" draw:name="Forma libre 88">
          <svg:title/>
          <svg:desc/>
          <text:p text:style-name="a738" text:class-names="" text:cond-style-name=""><text:span text:style-name="a737" text:class-names="">Remite pedido de piezas al sector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669in" svg:y="3.22968in" svg:width="1.33625in" svg:height="0.72179in" draw:id="id148" draw:style-name="a742" draw:name="Forma libre 63">
          <svg:title/>
          <svg:desc/>
          <text:p text:style-name="a741" text:class-names="" text:cond-style-name=""><text:span text:style-name="a740" text:class-names="">Realiza el trabajo encargado. Registra el mismo en la composición de la Orde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5749in" svg:y="5.0841in" svg:width="1.07584in" svg:height="0.47244in" draw:id="id149" draw:style-name="a745" draw:name="Forma libre 66">
          <svg:title/>
          <svg:desc/>
          <text:p text:style-name="a744" text:class-names="" text:cond-style-name=""><text:span text:style-name="a743" text:class-names="">Comunica al 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2521in" svg:y="4.20394in" svg:width="1.37795in" svg:height="0.3937in" draw:id="id150" draw:style-name="a748" draw:name="Forma libre 67">
          <svg:title/>
          <svg:desc/>
          <text:p text:style-name="a747" text:class-names="" text:cond-style-name=""><text:span text:style-name="a746" text:class-names="">¿Verifica mas trabajo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7.81529in" svg:y="1.77781in" svg:width="1.48167in" svg:height="0.3937in" draw:id="id151" draw:style-name="a751" draw:name="Forma libre 68">
          <svg:title/>
          <svg:desc/>
          <text:p text:style-name="a750" text:class-names="" text:cond-style-name=""><text:span text:style-name="a749" text:class-names="">¿Encuentra piezas solicitad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7.92262in" svg:y="2.53644in" svg:width="1.25627in" svg:height="0.5446in" draw:id="id152" draw:style-name="a754" draw:name="Forma libre 69">
          <svg:title/>
          <svg:desc/>
          <text:p text:style-name="a753" text:class-names="" text:cond-style-name=""><text:span text:style-name="a752" text:class-names="">La OR queda en estado pendiente y el técnico disponible para otro trabaj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8949in" svg:y="4.0998in" svg:width="1.34645in" svg:height="0.59977in" draw:id="id153" draw:style-name="a757" draw:name="Forma libre 70">
          <svg:title/>
          <svg:desc/>
          <text:p text:style-name="a756" text:class-names="" text:cond-style-name=""><text:span text:style-name="a755" text:class-names="">Informa al Asesor de Servicios la necesidad de una Ampliación de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2521in" svg:y="5.11953in" svg:width="1.37795in" svg:height="0.3937in" draw:id="id154" draw:style-name="a760" draw:name="Forma libre 73">
          <svg:title/>
          <svg:desc/>
          <text:p text:style-name="a759" text:class-names="" text:cond-style-name=""><text:span text:style-name="a758" text:class-names="">¿Debe interrumpir el trabajo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67252in" svg:y="5.00056in" svg:width="1.1804in" svg:height="0.53619in" draw:id="id155" draw:style-name="a763" draw:name="Forma libre 74">
          <svg:title/>
          <svg:desc/>
          <text:p text:style-name="a762" text:class-names="" text:cond-style-name=""><text:span text:style-name="a761" text:class-names="">Autoriza la interrupción del trabajo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2477in" svg:y="6.87303in" svg:width="1.37795in" svg:height="0.3937in" draw:id="id156" draw:style-name="a766" draw:name="Forma libre 75">
          <svg:title/>
          <svg:desc/>
          <text:p text:style-name="a765" text:class-names="" text:cond-style-name=""><text:span text:style-name="a764" text:class-names="">¿Requiere ayuda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69393in" svg:y="6.7385in" svg:width="1.30243in" svg:height="0.62674in" draw:id="id157" draw:style-name="a769" draw:name="Forma libre 76">
          <svg:title/>
          <svg:desc/>
          <text:p text:style-name="a768" text:class-names="" text:cond-style-name=""><text:span text:style-name="a767" text:class-names="">De acuerdo a la disponibilidad de técnicos y trabajos asigna un recurso mas a la mism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7792in" svg:y="7.62505in" svg:width="1.26552in" svg:height="0.49313in" draw:id="id158" draw:style-name="a772" draw:name="Forma libre 77">
          <svg:title/>
          <svg:desc/>
          <text:p text:style-name="a771" text:class-names="" text:cond-style-name=""><text:span text:style-name="a770" text:class-names="">Finaliza y documenta los trabajos encargad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405in" svg:y="7.5972in" svg:width="1.26552in" svg:height="0.49313in" draw:id="id159" draw:style-name="a775" draw:name="Forma libre 91">
          <svg:title/>
          <svg:desc/>
          <text:p text:style-name="a774" text:class-names="" text:cond-style-name=""><text:span text:style-name="a773" text:class-names="">Realiza el Control final de la unidad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0323in" svg:y="2.48421in" svg:width="1.12833in" svg:height="0.64908in" draw:id="id160" draw:style-name="a778" draw:name="Proceso predefinido 1">
          <svg:title/>
          <svg:desc/>
          <text:p text:style-name="a777" text:class-names="" text:cond-style-name=""><text:span text:style-name="a776" text:class-names="">Gestión de Pedio de Piezas a MB</text:span></text:p>
          <draw:enhanced-geometry xmlns:dr3d="urn:oasis:names:tc:opendocument:xmlns:dr3d:1.0" draw:type="non-primitive" svg:viewBox="0 0 1031742 593519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1031742"/>
            <draw:equation draw:name="f2" draw:formula="593519"/>
            <draw:equation draw:name="f3" draw:formula="128968"/>
            <draw:equation draw:name="f4" draw:formula="902774"/>
            <draw:equation draw:name="f5" draw:formula="?f2 - ?f0"/>
            <draw:equation draw:name="f6" draw:formula="?f1 - ?f0"/>
            <draw:equation draw:name="f7" draw:formula="?f6 / 1031742"/>
            <draw:equation draw:name="f8" draw:formula="?f5 / 593519"/>
            <draw:equation draw:name="f9" draw:formula="515871 / ?f7"/>
            <draw:equation draw:name="f10" draw:formula="0 / ?f8"/>
            <draw:equation draw:name="f11" draw:formula="0 / ?f7"/>
            <draw:equation draw:name="f12" draw:formula="296760 / ?f8"/>
            <draw:equation draw:name="f13" draw:formula="593519 / ?f8"/>
            <draw:equation draw:name="f14" draw:formula="1031742 / ?f7"/>
            <draw:equation draw:name="f15" draw:formula="128968 / ?f7"/>
            <draw:equation draw:name="f16" draw:formula="902774 / ?f7"/>
          </draw:enhanced-geometry>
        </draw:custom-shape>
        <draw:custom-shape svg:x="9.63134in" svg:y="1.72986in" svg:width="1.1811in" svg:height="0.48959in" draw:id="id161" draw:style-name="a781" draw:name="Forma libre 33">
          <svg:title/>
          <svg:desc/>
          <text:p text:style-name="a780" text:class-names="" text:cond-style-name=""><text:span text:style-name="a779" text:class-names="">Prepara el pedido de piez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36897in" svg:y="0in" svg:width="1.64175in" svg:height="0.41903in" draw:id="id162" draw:style-name="a784" draw:name="Forma libre 34">
          <svg:title/>
          <svg:desc/>
          <text:p text:style-name="a783" text:class-names="" text:cond-style-name=""><text:span text:style-name="a782" text:class-names="">Administrativo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92799in" svg:y="3.34299in" svg:width="1.1811in" svg:height="0.48959in" draw:id="id163" draw:style-name="a787" draw:name="Forma libre 37">
          <svg:title/>
          <svg:desc/>
          <text:p text:style-name="a786" text:class-names="" text:cond-style-name=""><text:span text:style-name="a785" text:class-names="">Registra piezas entregadas en el vale de repuest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6902in" svg:y="3.28358in" svg:width="1.20847in" svg:height="0.61399in" draw:id="id164" draw:style-name="a790" draw:name="Forma libre 38">
          <svg:title/>
          <svg:desc/>
          <text:p text:style-name="a789" text:class-names="" text:cond-style-name=""><text:span text:style-name="a788" text:class-names="">Recibe las piezas y firma el vale de repuest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4406in" svg:y="4.16457in" svg:width="1.0589in" svg:height="0.47244in" draw:id="id165" draw:style-name="a793" draw:name="Forma libre 39">
          <svg:title/>
          <svg:desc/>
          <text:p text:style-name="a792" text:class-names="" text:cond-style-name=""><text:span text:style-name="a791" text:class-names="">Comunica al 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92799in" svg:y="4.31715in" svg:width="1.1811in" svg:height="0.48959in" draw:id="id166" draw:style-name="a796" draw:name="Forma libre 40">
          <svg:title/>
          <svg:desc/>
          <text:p text:style-name="a795" text:class-names="" text:cond-style-name=""><text:span text:style-name="a794" text:class-names="">Las piezas son imputadas a la OR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67301in" svg:y1="0.90688in" draw:start-shape="id138" draw:start-glue-point="1" svg:x2="1.93604in" svg:y2="0.91278in" draw:end-shape="id146" draw:end-glue-point="3" draw:id="id167" draw:style-name="a798" draw:name="Conector recto de flecha 11">
          <svg:title/>
          <svg:desc/>
        </draw:connector>
        <draw:custom-shape svg:x="6.78253in" svg:y="1.36882in" svg:width="1.3736in" svg:height="0.3937in" draw:id="id168" draw:style-name="a801" draw:name="Forma libre 44">
          <svg:title/>
          <svg:desc/>
          <text:p text:style-name="a800" text:class-names="" text:cond-style-name=""><text:span text:style-name="a799" text:class-names="">¿Aprueba piez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3.11714in" svg:y1="0.91278in" draw:start-shape="id146" draw:start-glue-point="1" svg:x2="4.37134in" svg:y2="0.91259in" draw:end-shape="id144" draw:end-glue-point="3" draw:id="id169" draw:style-name="a803" draw:name="Conector recto de flecha 13">
          <svg:title/>
          <svg:desc/>
        </draw:connector>
        <draw:connector draw:type="line" svg:x1="9.29696in" svg:y1="1.97466in" draw:start-shape="id151" draw:start-glue-point="1" svg:x2="9.63134in" svg:y2="1.97465in" draw:end-shape="id161" draw:end-glue-point="3" draw:id="id170" draw:style-name="a805" draw:name="Conector recto de flecha 21">
          <svg:title/>
          <svg:desc/>
        </draw:connector>
        <draw:connector draw:type="standard" svg:x1="8.15613in" svg:y1="1.56567in" draw:start-shape="id168" draw:start-glue-point="1" svg:x2="8.55613in" svg:y2="1.77781in" draw:end-shape="id151" draw:end-glue-point="4" draw:id="id171" draw:style-name="a807" draw:name="Conector angular 25">
          <svg:title/>
          <svg:desc/>
        </draw:connector>
        <draw:connector draw:type="line" svg:x1="8.55613in" svg:y1="2.17151in" draw:start-shape="id151" draw:start-glue-point="6" svg:x2="8.55075in" svg:y2="2.53644in" draw:end-shape="id152" draw:end-glue-point="0" draw:id="id172" draw:style-name="a809" draw:name="Conector recto de flecha 27">
          <svg:title/>
          <svg:desc/>
        </draw:connector>
        <draw:connector draw:type="line" svg:x1="7.92262in" svg:y1="2.80874in" draw:start-shape="id152" draw:start-glue-point="3" svg:x2="7.73156in" svg:y2="2.80875in" draw:end-shape="id160" draw:end-glue-point="1" draw:id="id173" draw:style-name="a811" draw:name="Conector recto de flecha 29">
          <svg:title/>
          <svg:desc/>
        </draw:connector>
        <draw:custom-shape svg:x="4.41547in" svg:y="2.04686in" svg:width="1.1811in" svg:height="0.48959in" draw:id="id174" draw:style-name="a814" draw:name="Forma libre 78">
          <svg:title/>
          <svg:desc/>
          <text:p text:style-name="a813" text:class-names="" text:cond-style-name=""><text:span text:style-name="a812" text:class-names="">Se analiza el motivo de rechaz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6.26838in" svg:y1="1.09071in" draw:start-shape="id168" draw:start-glue-point="2" svg:x2="6.79752in" svg:y2="2.96347in" draw:end-shape="id174" draw:end-glue-point="1" draw:id="id175" draw:style-name="a816" draw:transform="translate(-6.53295in -2.02709in) rotate(-1.5708) translate(6.53295in 2.02709in)" draw:name="Conector angular 45">
          <svg:title/>
          <svg:desc/>
        </draw:connector>
        <draw:connector draw:type="line" svg:x1="4.96189in" svg:y1="1.15738in" draw:start-shape="id144" draw:start-glue-point="2" svg:x2="4.96955in" svg:y2="1.31223in" draw:end-shape="id147" draw:end-glue-point="0" draw:id="id176" draw:style-name="a818" draw:name="Conector recto de flecha 47">
          <svg:title/>
          <svg:desc/>
        </draw:connector>
        <draw:connector draw:type="line" svg:x1="5.5601in" svg:y1="1.55703in" draw:start-shape="id147" draw:start-glue-point="1" svg:x2="6.78253in" svg:y2="1.56567in" draw:end-shape="id168" draw:end-glue-point="3" draw:id="id177" draw:style-name="a820" draw:name="Conector recto de flecha 49">
          <svg:title/>
          <svg:desc/>
        </draw:connector>
        <draw:connector draw:type="line" svg:x1="7.92799in" svg:y1="3.58779in" draw:start-shape="id163" draw:start-glue-point="3" svg:x2="3.07749in" svg:y2="3.59057in" draw:end-shape="id164" draw:end-glue-point="1" draw:id="id178" draw:style-name="a822" draw:name="Conector recto de flecha 83">
          <svg:title/>
          <svg:desc/>
        </draw:connector>
        <draw:connector draw:type="line" svg:x1="1.86902in" svg:y1="3.59057in" draw:start-shape="id164" draw:start-glue-point="3" svg:x2="1.48294in" svg:y2="3.59057in" draw:end-shape="id148" draw:end-glue-point="1" draw:id="id179" draw:style-name="a824" draw:name="Conector recto de flecha 85">
          <svg:title/>
          <svg:desc/>
        </draw:connector>
        <draw:connector draw:type="line" svg:x1="0.81482in" svg:y1="3.95147in" draw:start-shape="id148" draw:start-glue-point="2" svg:x2="0.81419in" svg:y2="4.20394in" draw:end-shape="id150" draw:end-glue-point="0" draw:id="id180" draw:style-name="a826" draw:name="Conector recto de flecha 89">
          <svg:title/>
          <svg:desc/>
        </draw:connector>
        <draw:connector draw:type="line" svg:x1="1.50316in" svg:y1="4.40079in" draw:start-shape="id150" draw:start-glue-point="1" svg:x2="1.84406in" svg:y2="4.40079in" draw:end-shape="id165" draw:end-glue-point="3" draw:id="id181" draw:style-name="a828" draw:name="Conector recto de flecha 92">
          <svg:title/>
          <svg:desc/>
        </draw:connector>
        <draw:connector draw:type="line" svg:x1="2.90296in" svg:y1="4.40079in" draw:start-shape="id165" draw:start-glue-point="1" svg:x2="3.58949in" svg:y2="4.39969in" draw:end-shape="id153" draw:end-glue-point="3" draw:id="id182" draw:style-name="a830" draw:name="Conector recto de flecha 96">
          <svg:title/>
          <svg:desc/>
        </draw:connector>
        <draw:custom-shape svg:x="5.58186in" svg:y="4.30237in" svg:width="0.21739in" svg:height="0.19685in" draw:id="id183" draw:style-name="a833" draw:name="Elipse 98">
          <svg:title/>
          <svg:desc/>
          <text:p text:style-name="a832" text:class-names="" text:cond-style-name=""><text:span text:style-name="a831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01607in" svg:y="0.80846in" svg:width="0.21739in" svg:height="0.19685in" draw:id="id184" draw:style-name="a836" draw:name="Elipse 100">
          <svg:title/>
          <svg:desc/>
          <text:p text:style-name="a835" text:class-names="" text:cond-style-name=""><text:span text:style-name="a834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0.23346in" svg:y1="0.90688in" draw:start-shape="id184" draw:start-glue-point="1" svg:x2="0.49191in" svg:y2="0.90688in" draw:end-shape="id138" draw:end-glue-point="3" draw:id="id185" draw:style-name="a838" draw:name="Conector recto de flecha 105">
          <svg:title/>
          <svg:desc/>
        </draw:connector>
        <draw:connector draw:type="line" svg:x1="8.51854in" svg:y1="3.83258in" draw:start-shape="id163" draw:start-glue-point="2" svg:x2="8.51854in" svg:y2="4.31715in" draw:end-shape="id166" draw:end-glue-point="0" draw:id="id186" draw:style-name="a840" draw:name="Conector recto de flecha 121">
          <svg:title/>
          <svg:desc/>
        </draw:connector>
        <draw:connector draw:type="line" svg:x1="0.81419in" svg:y1="4.59764in" draw:start-shape="id150" draw:start-glue-point="2" svg:x2="0.81419in" svg:y2="5.11953in" draw:end-shape="id154" draw:end-glue-point="0" draw:id="id187" draw:style-name="a842" draw:name="Conector recto de flecha 124">
          <svg:title/>
          <svg:desc/>
        </draw:connector>
        <draw:connector draw:type="line" svg:x1="1.50316in" svg:y1="5.31638in" draw:start-shape="id154" draw:start-glue-point="1" svg:x2="1.85749in" svg:y2="5.32032in" draw:end-shape="id149" draw:end-glue-point="3" draw:id="id188" draw:style-name="a844" draw:name="Conector recto de flecha 127">
          <svg:title/>
          <svg:desc/>
        </draw:connector>
        <draw:custom-shape svg:x="5.17301in" svg:y="5.00056in" svg:width="1.10108in" svg:height="0.53619in" draw:id="id189" draw:style-name="a847" draw:name="Forma libre 132">
          <svg:title/>
          <svg:desc/>
          <text:p text:style-name="a846" text:class-names="" text:cond-style-name=""><text:span text:style-name="a845" text:class-names="">El técnico puede ser asignado a una nuev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81068in" svg:y1="7.25916in" svg:x2="0.81068in" svg:y2="7.62505in" draw:end-shape="id158" draw:end-glue-point="0" draw:id="id190" draw:style-name="a849" draw:name="Conector recto de flecha 138">
          <svg:title/>
          <svg:desc/>
        </draw:connector>
        <draw:connector draw:type="line" svg:x1="1.44344in" svg:y1="7.87162in" draw:start-shape="id158" draw:start-glue-point="1" svg:x2="3.72194in" svg:y2="7.86765in" draw:id="id191" draw:style-name="a851" draw:name="Conector recto de flecha 142">
          <svg:title/>
          <svg:desc/>
        </draw:connector>
        <draw:connector draw:type="line" svg:x1="2.93333in" svg:y1="5.32032in" draw:start-shape="id149" draw:start-glue-point="1" svg:x2="3.65553in" svg:y2="5.31638in" draw:id="id192" draw:style-name="a853" draw:name="Conector recto de flecha 148">
          <svg:title/>
          <svg:desc/>
        </draw:connector>
        <draw:connector draw:type="standard" svg:x1="8.98132in" svg:y1="2.34722in" draw:start-shape="id161" draw:start-glue-point="2" svg:x2="10.34966in" svg:y2="3.46002in" draw:end-shape="id163" draw:end-glue-point="1" draw:id="id193" draw:style-name="a855" draw:transform="translate(-9.66549in -2.90362in) rotate(-1.5708) translate(9.66549in 2.90362in)" draw:name="Conector angular 150">
          <svg:title/>
          <svg:desc/>
        </draw:connector>
        <draw:custom-shape svg:x="0.11762in" svg:y="5.95744in" svg:width="1.37795in" svg:height="0.3937in" draw:id="id194" draw:style-name="a858" draw:name="Forma libre 177">
          <svg:title/>
          <svg:desc/>
          <text:p text:style-name="a857" text:class-names="" text:cond-style-name=""><text:span text:style-name="a856" text:class-names="">¿Devuelve piez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1.83124in" svg:y="5.82851in" svg:width="1.12833in" svg:height="0.64908in" draw:id="id195" draw:style-name="a861" draw:name="Proceso predefinido 179">
          <svg:title/>
          <svg:desc/>
          <text:p text:style-name="a860" text:class-names="" text:cond-style-name=""><text:span text:style-name="a859" text:class-names="">Gestión de Devolución de Piezas</text:span></text:p>
          <draw:enhanced-geometry xmlns:dr3d="urn:oasis:names:tc:opendocument:xmlns:dr3d:1.0" draw:type="non-primitive" svg:viewBox="0 0 1031742 593519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1031742"/>
            <draw:equation draw:name="f2" draw:formula="593519"/>
            <draw:equation draw:name="f3" draw:formula="128968"/>
            <draw:equation draw:name="f4" draw:formula="902774"/>
            <draw:equation draw:name="f5" draw:formula="?f2 - ?f0"/>
            <draw:equation draw:name="f6" draw:formula="?f1 - ?f0"/>
            <draw:equation draw:name="f7" draw:formula="?f6 / 1031742"/>
            <draw:equation draw:name="f8" draw:formula="?f5 / 593519"/>
            <draw:equation draw:name="f9" draw:formula="515871 / ?f7"/>
            <draw:equation draw:name="f10" draw:formula="0 / ?f8"/>
            <draw:equation draw:name="f11" draw:formula="0 / ?f7"/>
            <draw:equation draw:name="f12" draw:formula="296760 / ?f8"/>
            <draw:equation draw:name="f13" draw:formula="593519 / ?f8"/>
            <draw:equation draw:name="f14" draw:formula="1031742 / ?f7"/>
            <draw:equation draw:name="f15" draw:formula="128968 / ?f7"/>
            <draw:equation draw:name="f16" draw:formula="902774 / ?f7"/>
          </draw:enhanced-geometry>
        </draw:custom-shape>
        <draw:connector draw:type="line" svg:x1="1.50272in" svg:y1="7.06988in" draw:start-shape="id156" draw:start-glue-point="1" svg:x2="3.69393in" svg:y2="7.05187in" draw:end-shape="id157" draw:end-glue-point="3" draw:id="id196" draw:style-name="a863" draw:name="Conector recto de flecha 181">
          <svg:title/>
          <svg:desc/>
        </draw:connector>
        <draw:connector draw:type="line" svg:x1="0.81419in" svg:y1="5.51323in" draw:start-shape="id154" draw:start-glue-point="2" svg:x2="0.80659in" svg:y2="5.95744in" draw:end-shape="id194" draw:end-glue-point="0" draw:id="id197" draw:style-name="a865" draw:name="Conector recto de flecha 184">
          <svg:title/>
          <svg:desc/>
        </draw:connector>
        <draw:connector draw:type="line" svg:x1="0.80659in" svg:y1="6.35114in" draw:start-shape="id194" draw:start-glue-point="2" svg:x2="0.81374in" svg:y2="6.87303in" draw:end-shape="id156" draw:end-glue-point="0" draw:id="id198" draw:style-name="a867" draw:name="Conector recto de flecha 186">
          <svg:title/>
          <svg:desc/>
        </draw:connector>
        <draw:connector draw:type="line" svg:x1="1.49557in" svg:y1="6.15429in" draw:start-shape="id194" draw:start-glue-point="1" svg:x2="1.83124in" svg:y2="6.15305in" draw:end-shape="id195" draw:end-glue-point="3" draw:id="id199" draw:style-name="a869" draw:name="Conector recto de flecha 189">
          <svg:title/>
          <svg:desc/>
        </draw:connector>
        <draw:connector draw:type="standard" svg:x1="2.44801in" svg:y1="5.72791in" draw:start-shape="id157" draw:start-glue-point="2" svg:x2="2.70782in" svg:y2="9.26238in" draw:end-shape="id158" draw:end-glue-point="0" draw:id="id200" draw:style-name="a871" draw:transform="translate(-2.57791in -7.49514in) rotate(-1.5708) translate(2.57791in 7.49514in)" draw:name="Conector angular 192">
          <svg:title/>
          <svg:desc/>
        </draw:connector>
        <draw:connector draw:type="line" svg:x1="4.85292in" svg:y1="5.26865in" draw:start-shape="id155" draw:start-glue-point="1" svg:x2="5.17301in" svg:y2="5.26865in" draw:end-shape="id189" draw:end-glue-point="3" draw:id="id201" draw:style-name="a873" draw:name="Conector recto de flecha 194">
          <svg:title/>
          <svg:desc/>
        </draw:connector>
        <draw:connector draw:type="line" svg:x1="4.93594in" svg:y1="4.39969in" draw:start-shape="id153" draw:start-glue-point="1" svg:x2="5.58186in" svg:y2="4.4008in" draw:end-shape="id183" draw:end-glue-point="3" draw:id="id202" draw:style-name="a875" draw:name="Conector recto de flecha 198">
          <svg:title/>
          <svg:desc/>
        </draw:connector>
        <draw:frame draw:id="id203" draw:style-name="a878" draw:name="CuadroTexto 201" svg:x="7.04167in" svg:y="2.02708in" svg:width="0.35433in" svg:height="0.27559in">
          <draw:text-box>
            <text:p text:style-name="a877" text:class-names="" text:cond-style-name=""><text:span text:style-name="a876" text:class-names="">NO</text:span></text:p>
          </draw:text-box>
          <svg:title/>
          <svg:desc/>
        </draw:frame>
        <draw:frame draw:id="id204" draw:style-name="a881" draw:name="CuadroTexto 202" svg:x="8.14741in" svg:y="1.36291in" svg:width="0.31457in" svg:height="0.20866in">
          <draw:text-box>
            <text:p text:style-name="a880" text:class-names="" text:cond-style-name=""><text:span text:style-name="a879" text:class-names="">SI</text:span></text:p>
          </draw:text-box>
          <svg:title/>
          <svg:desc/>
        </draw:frame>
        <draw:frame draw:id="id205" draw:style-name="a884" draw:name="CuadroTexto 203" svg:x="8.61085in" svg:y="2.22889in" svg:width="0.35433in" svg:height="0.27559in">
          <draw:text-box>
            <text:p text:style-name="a883" text:class-names="" text:cond-style-name=""><text:span text:style-name="a882" text:class-names="">NO</text:span></text:p>
          </draw:text-box>
          <svg:title/>
          <svg:desc/>
        </draw:frame>
        <draw:frame draw:id="id206" draw:style-name="a887" draw:name="CuadroTexto 204" svg:x="9.32835in" svg:y="1.71236in" svg:width="0.31457in" svg:height="0.20866in">
          <draw:text-box>
            <text:p text:style-name="a886" text:class-names="" text:cond-style-name=""><text:span text:style-name="a885" text:class-names="">SI</text:span></text:p>
          </draw:text-box>
          <svg:title/>
          <svg:desc/>
        </draw:frame>
        <draw:frame draw:id="id207" draw:style-name="a890" draw:name="CuadroTexto 205" svg:x="0.79901in" svg:y="4.76626in" svg:width="0.35433in" svg:height="0.27559in">
          <draw:text-box>
            <text:p text:style-name="a889" text:class-names="" text:cond-style-name=""><text:span text:style-name="a888" text:class-names="">NO</text:span></text:p>
          </draw:text-box>
          <svg:title/>
          <svg:desc/>
        </draw:frame>
        <draw:frame draw:id="id208" draw:style-name="a893" draw:name="CuadroTexto 206" svg:x="1.476in" svg:y="4.10271in" svg:width="0.31457in" svg:height="0.20866in">
          <draw:text-box>
            <text:p text:style-name="a892" text:class-names="" text:cond-style-name=""><text:span text:style-name="a891" text:class-names="">SI</text:span></text:p>
          </draw:text-box>
          <svg:title/>
          <svg:desc/>
        </draw:frame>
        <draw:frame draw:id="id209" draw:style-name="a896" draw:name="CuadroTexto 207" svg:x="0.82507in" svg:y="5.60142in" svg:width="0.35433in" svg:height="0.27559in">
          <draw:text-box>
            <text:p text:style-name="a895" text:class-names="" text:cond-style-name=""><text:span text:style-name="a894" text:class-names="">NO</text:span></text:p>
          </draw:text-box>
          <svg:title/>
          <svg:desc/>
        </draw:frame>
        <draw:frame draw:id="id210" draw:style-name="a899" draw:name="CuadroTexto 208" svg:x="1.54292in" svg:y="5.06525in" svg:width="0.31457in" svg:height="0.20866in">
          <draw:text-box>
            <text:p text:style-name="a898" text:class-names="" text:cond-style-name=""><text:span text:style-name="a897" text:class-names="">SI</text:span></text:p>
          </draw:text-box>
          <svg:title/>
          <svg:desc/>
        </draw:frame>
        <draw:frame draw:id="id211" draw:style-name="a902" draw:name="CuadroTexto 209" svg:x="0.8539in" svg:y="6.43724in" svg:width="0.35433in" svg:height="0.27559in">
          <draw:text-box>
            <text:p text:style-name="a901" text:class-names="" text:cond-style-name=""><text:span text:style-name="a900" text:class-names="">NO</text:span></text:p>
          </draw:text-box>
          <svg:title/>
          <svg:desc/>
        </draw:frame>
        <draw:frame draw:id="id212" draw:style-name="a905" draw:name="CuadroTexto 210" svg:x="1.38473in" svg:y="5.90077in" svg:width="0.30604in" svg:height="0.16286in">
          <draw:text-box>
            <text:p text:style-name="a904" text:class-names="" text:cond-style-name=""><text:span text:style-name="a903" text:class-names="">SI</text:span></text:p>
          </draw:text-box>
          <svg:title/>
          <svg:desc/>
        </draw:frame>
        <draw:frame draw:id="id213" draw:style-name="a908" draw:name="CuadroTexto 213" svg:x="0.37891in" svg:y="7.28649in" svg:width="0.35433in" svg:height="0.27559in">
          <draw:text-box>
            <text:p text:style-name="a907" text:class-names="" text:cond-style-name=""><text:span text:style-name="a906" text:class-names="">NO</text:span></text:p>
          </draw:text-box>
          <svg:title/>
          <svg:desc/>
        </draw:frame>
        <draw:frame draw:id="id214" draw:style-name="a911" draw:name="CuadroTexto 214" svg:x="2.00482in" svg:y="6.85221in" svg:width="0.31457in" svg:height="0.20866in">
          <draw:text-box>
            <text:p text:style-name="a910" text:class-names="" text:cond-style-name=""><text:span text:style-name="a909" text:class-names="">SI</text:span></text:p>
          </draw:text-box>
          <svg:title/>
          <svg:desc/>
        </draw:frame>
        <draw:custom-shape svg:x="2.4179in" svg:y="1.36291in" svg:width="0.21739in" svg:height="0.19685in" draw:id="id215" draw:style-name="a914" draw:name="Elipse 215">
          <svg:title/>
          <svg:desc/>
          <text:p text:style-name="a913" text:class-names="" text:cond-style-name=""><text:span text:style-name="a912" text:class-names="">3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52659in" svg:y1="1.36291in" draw:start-shape="id215" draw:start-glue-point="0" svg:x2="2.52659in" svg:y2="1.149in" draw:end-shape="id146" draw:end-glue-point="2" draw:id="id216" draw:style-name="a916" draw:name="Conector recto de flecha 217">
          <svg:title/>
          <svg:desc/>
        </draw:connector>
        <draw:custom-shape svg:x="5.56657in" svg:y="7.74534in" svg:width="0.21739in" svg:height="0.19685in" draw:id="id217" draw:style-name="a919" draw:name="Elipse 219">
          <svg:title/>
          <svg:desc/>
          <text:p text:style-name="a918" text:class-names="" text:cond-style-name=""><text:span text:style-name="a917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00602in" svg:y1="7.84376in" draw:start-shape="id159" draw:start-glue-point="1" svg:x2="5.56657in" svg:y2="7.84376in" draw:end-shape="id217" draw:end-glue-point="3" draw:id="id218" draw:style-name="a921" draw:name="Conector recto de flecha 223">
          <svg:title/>
          <svg:desc/>
        </draw:connector>
        <presentation:notes draw:style-name="a927">
          <draw:frame draw:id="id219" draw:style-name="a924" draw:name="Marcador de número de diapositiva 6" svg:x="4.67953in" svg:y="11.10827in" svg:width="3.5878in" svg:height="0.58425in">
            <draw:text-box>
              <text:p text:style-name="a923" text:class-names="" text:cond-style-name=""><text:span text:style-name="a922" text:class-names=""><text:page-number style:num-format="1" text:fixed="false"/></text:span></text:p>
            </draw:text-box>
            <svg:title/>
            <svg:desc/>
          </draw:frame>
          <draw:frame draw:id="id220" presentation:style-name="a925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2" svg:x="1.21007in" svg:y="0.88889in" svg:width="5.84549in" svg:height="4.38368in" presentation:class="page" draw:id="id221" presentation:style-name="a926" draw:name="Marcador de imagen de diapositiva 2">
            <svg:title/>
            <svg:desc/>
          </draw:page-thumbnail>
        </presentation:notes>
      </draw:page>
      <draw:page draw:name="Slide3" draw:style-name="a928" draw:master-page-name="Master1-Layout7-blank-En-blanco" presentation:presentation-page-layout-name="Master1-PPL7" draw:id="Slide-258">
        <draw:custom-shape svg:x="3.27692in" svg:y="-0.00056in" svg:width="7.74738in" svg:height="8.26772in" draw:id="id222" draw:style-name="a931" draw:name="Rectángulo 4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4342in" svg:y="0in" svg:width="2.41812in" svg:height="8.26772in" draw:id="id223" draw:style-name="a934" draw:name="Rectángulo 5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36in" svg:width="9.34556in" svg:height="8.26772in" draw:id="id224" draw:style-name="a937" draw:name="Rectángulo 6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77in" svg:width="3.27692in" svg:height="0.4198in" draw:id="id225" draw:style-name="a940" draw:name="Forma libre 61">
          <svg:title/>
          <svg:desc/>
          <text:p text:style-name="a939" text:class-names="" text:cond-style-name=""><text:span text:style-name="a938" text:class-names="">Asesor de Servici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6058in" svg:y="1.69526in" svg:width="1.48167in" svg:height="0.3937in" draw:id="id226" draw:style-name="a943" draw:name="Forma libre 68">
          <svg:title/>
          <svg:desc/>
          <text:p text:style-name="a942" text:class-names="" text:cond-style-name=""><text:span text:style-name="a941" text:class-names="">¿Cliente aprueba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1.81948in" svg:y="2.61051in" svg:width="1.25627in" svg:height="0.5446in" draw:id="id227" draw:style-name="a946" draw:name="Forma libre 69">
          <svg:title/>
          <svg:desc/>
          <text:p text:style-name="a945" text:class-names="" text:cond-style-name=""><text:span text:style-name="a944" text:class-names="">Confecciona la ampliación de l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6104in" svg:y="0.79721in" svg:width="1.34645in" svg:height="0.59977in" draw:id="id228" draw:style-name="a949" draw:name="Forma libre 71">
          <svg:title/>
          <svg:desc/>
          <text:p text:style-name="a948" text:class-names="" text:cond-style-name=""><text:span text:style-name="a947" text:class-names="">Genera un presupuesto de acuerdo al trabajo informado por el 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198in" svg:y="0.84171in" svg:width="1.16522in" svg:height="0.50164in" draw:id="id229" draw:style-name="a952" draw:name="Forma libre 72">
          <svg:title/>
          <svg:desc/>
          <text:p text:style-name="a951" text:class-names="" text:cond-style-name=""><text:span text:style-name="a950" text:class-names="">Comunica al cl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8219in" svg:y="-0.00077in" svg:width="1.97935in" svg:height="0.4198in" draw:id="id230" draw:style-name="a955" draw:name="Forma libre 95">
          <svg:title/>
          <svg:desc/>
          <text:p text:style-name="a954" text:class-names="" text:cond-style-name=""><text:span text:style-name="a953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0613in" svg:y="2.61051in" svg:width="1.25627in" svg:height="0.5446in" draw:id="id231" draw:style-name="a958" draw:name="Forma libre 97">
          <svg:title/>
          <svg:desc/>
          <text:p text:style-name="a957" text:class-names="" text:cond-style-name=""><text:span text:style-name="a956" text:class-names="">Verifica agenda y coordina fecha estimada de entreg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0705in" svg:y="1.57268in" svg:width="1.34948in" svg:height="0.63886in" draw:id="id232" draw:style-name="a962" draw:name="Forma libre 99">
          <svg:title/>
          <svg:desc/>
          <text:p text:style-name="a961" text:class-names="" text:cond-style-name=""><text:span text:style-name="a959" text:class-names="">El presupuesto posee vigencia de 10 días, transcurridos estos, es declarado<text:s text:c="1"/></text:span><text:span text:style-name="a960" text:class-names="">Venta Perdi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67328in" svg:y="2.61051in" svg:width="1.25627in" svg:height="0.5446in" draw:id="id233" draw:style-name="a965" draw:name="Forma libre 101">
          <svg:title/>
          <svg:desc/>
          <text:p text:style-name="a964" text:class-names="" text:cond-style-name=""><text:span text:style-name="a963" text:class-names="">Firma Ampliación de la OR (Demuestra conformidad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24342in" svg:y="0in" svg:width="2.41812in" svg:height="0.4198in" draw:id="id234" draw:style-name="a968" draw:name="Forma libre 105">
          <svg:title/>
          <svg:desc/>
          <text:p text:style-name="a967" text:class-names="" text:cond-style-name=""><text:span text:style-name="a966" text:class-names="">Caj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34556in" svg:y="0in" svg:width="1.67875in" svg:height="0.4198in" draw:id="id235" draw:style-name="a971" draw:name="Forma libre 107">
          <svg:title/>
          <svg:desc/>
          <text:p text:style-name="a970" text:class-names="" text:cond-style-name=""><text:span text:style-name="a969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7657in" svg:y="3.79849in" svg:width="1.25627in" svg:height="0.5446in" draw:id="id236" draw:style-name="a974" draw:name="Forma libre 108">
          <svg:title/>
          <svg:desc/>
          <text:p text:style-name="a973" text:class-names="" text:cond-style-name=""><text:span text:style-name="a972" text:class-names="">Recibe la unidad para su entreg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66924in" svg:y="3.77235in" svg:width="1.25627in" svg:height="0.5446in" draw:id="id237" draw:style-name="a977" draw:name="Forma libre 110">
          <svg:title/>
          <svg:desc/>
          <text:p text:style-name="a976" text:class-names="" text:cond-style-name=""><text:span text:style-name="a975" text:class-names="">Autoriza la continuación de los trabajos pendient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65943in" svg:y="2.86448in" svg:width="1.25627in" svg:height="0.5446in" draw:id="id238" draw:style-name="a980" draw:name="Forma libre 112">
          <svg:title/>
          <svg:desc/>
          <text:p text:style-name="a979" text:class-names="" text:cond-style-name=""><text:span text:style-name="a978" text:class-names="">Verifica la existencia de Ordenes de Reparación pendient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7206in" svg:y="4.802in" svg:width="1.25627in" svg:height="0.5446in" draw:id="id239" draw:style-name="a983" draw:name="Forma libre 113">
          <svg:title/>
          <svg:desc/>
          <text:p text:style-name="a982" text:class-names="" text:cond-style-name=""><text:span text:style-name="a981" text:class-names="">Cierra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8113in" svg:y="5.72371in" svg:width="1.25627in" svg:height="0.5446in" draw:id="id240" draw:style-name="a986" draw:name="Forma libre 114">
          <svg:title/>
          <svg:desc/>
          <text:p text:style-name="a985" text:class-names="" text:cond-style-name=""><text:span text:style-name="a984" text:class-names="">Se factura l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66681in" svg:y="0in" svg:width="1.67875in" svg:height="0.4198in" draw:id="id241" draw:style-name="a989" draw:name="Forma libre 116">
          <svg:title/>
          <svg:desc/>
          <text:p text:style-name="a988" text:class-names="" text:cond-style-name=""><text:span text:style-name="a987" text:class-names="">Téc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29257in" svg:y="7.57018in" svg:width="1.25627in" svg:height="0.5446in" draw:id="id242" draw:style-name="a992" draw:name="Forma libre 118">
          <svg:title/>
          <svg:desc/>
          <text:p text:style-name="a991" text:class-names="" text:cond-style-name=""><text:span text:style-name="a990" text:class-names="">La factura es imputada a la cuenta del 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7137in" svg:y="5.79916in" svg:width="1.48167in" svg:height="0.3937in" draw:id="id243" draw:style-name="a995" draw:name="Forma libre 120">
          <svg:title/>
          <svg:desc/>
          <text:p text:style-name="a994" text:class-names="" text:cond-style-name=""><text:span text:style-name="a993" text:class-names="">¿Cliente con cuenta cte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6.17987in" svg:y="6.83013in" svg:width="1.48167in" svg:height="0.3937in" draw:id="id244" draw:style-name="a998" draw:name="Forma libre 121">
          <svg:title/>
          <svg:desc/>
          <text:p text:style-name="a997" text:class-names="" text:cond-style-name=""><text:span text:style-name="a996" text:class-names="">¿Limite de crédito vigente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70802in" svg:y="6.37464in" svg:width="1.25627in" svg:height="0.5446in" draw:id="id245" draw:style-name="a1001" draw:name="Forma libre 123">
          <svg:title/>
          <svg:desc/>
          <text:p text:style-name="a1000" text:class-names="" text:cond-style-name=""><text:span text:style-name="a999" text:class-names="">Abona la factura correspond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2442in" svg:y="7.59286in" svg:width="1.22347in" svg:height="0.50924in" draw:id="id246" draw:style-name="a1004" draw:name="Forma libre 125">
          <svg:title/>
          <svg:desc/>
          <text:p text:style-name="a1003" text:class-names="" text:cond-style-name=""><text:span text:style-name="a1002" text:class-names="">Retira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56058in" svg:y1="1.89211in" draw:start-shape="id226" draw:start-glue-point="3" svg:x2="3.05653in" svg:y2="1.89211in" draw:end-shape="id232" draw:end-glue-point="1" draw:id="id247" draw:style-name="a1006" draw:name="Conector recto de flecha 18">
          <svg:title/>
          <svg:desc/>
        </draw:connector>
        <draw:connector draw:type="line" svg:x1="4.30142in" svg:y1="2.08896in" draw:start-shape="id226" draw:start-glue-point="6" svg:x2="4.30142in" svg:y2="2.61051in" draw:end-shape="id233" draw:end-glue-point="0" draw:id="id248" draw:style-name="a1008" draw:name="Conector recto de flecha 22">
          <svg:title/>
          <svg:desc/>
        </draw:connector>
        <draw:connector draw:type="line" svg:x1="3.67328in" svg:y1="2.88281in" draw:start-shape="id233" draw:start-glue-point="3" svg:x2="3.07575in" svg:y2="2.88281in" draw:end-shape="id227" draw:end-glue-point="1" draw:id="id249" draw:style-name="a1010" draw:name="Conector recto de flecha 24">
          <svg:title/>
          <svg:desc/>
        </draw:connector>
        <draw:connector draw:type="line" svg:x1="1.81948in" svg:y1="2.88281in" draw:start-shape="id227" draw:start-glue-point="3" svg:x2="1.4624in" svg:y2="2.88281in" draw:end-shape="id231" draw:end-glue-point="1" draw:id="id250" draw:style-name="a1012" draw:name="Conector recto de flecha 26">
          <svg:title/>
          <svg:desc/>
        </draw:connector>
        <draw:custom-shape svg:x="0.72556in" svg:y="0.44241in" svg:width="0.21739in" svg:height="0.19685in" draw:id="id251" draw:style-name="a1015" draw:name="Elipse 127">
          <svg:title/>
          <svg:desc/>
          <text:p text:style-name="a1014" text:class-names="" text:cond-style-name=""><text:span text:style-name="a1013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0.83426in" svg:y1="0.63926in" draw:start-shape="id251" draw:start-glue-point="2" svg:x2="0.83426in" svg:y2="0.79721in" draw:end-shape="id228" draw:end-glue-point="0" draw:id="id252" draw:style-name="a1017" draw:name="Conector recto de flecha 29">
          <svg:title/>
          <svg:desc/>
        </draw:connector>
        <draw:connector draw:type="line" svg:x1="1.50749in" svg:y1="1.09709in" draw:start-shape="id228" draw:start-glue-point="1" svg:x2="1.87198in" svg:y2="1.09253in" draw:end-shape="id229" draw:end-glue-point="3" draw:id="id253" draw:style-name="a1019" draw:name="Conector recto de flecha 33">
          <svg:title/>
          <svg:desc/>
        </draw:connector>
        <draw:custom-shape svg:x="0.72186in" svg:y="3.40908in" svg:width="0.21739in" svg:height="0.19685in" draw:id="id254" draw:style-name="a1022" draw:name="Elipse 129">
          <svg:title/>
          <svg:desc/>
          <text:p text:style-name="a1021" text:class-names="" text:cond-style-name=""><text:span text:style-name="a1020" text:class-names="">3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0.83427in" svg:y1="3.15511in" draw:start-shape="id231" draw:start-glue-point="2" svg:x2="0.83055in" svg:y2="3.40908in" draw:end-shape="id254" draw:end-glue-point="0" draw:id="id255" draw:style-name="a1024" draw:name="Conector recto de flecha 38">
          <svg:title/>
          <svg:desc/>
        </draw:connector>
        <draw:connector draw:type="line" svg:x1="2.4047in" svg:y1="4.34309in" draw:start-shape="id236" draw:start-glue-point="2" svg:x2="2.40019in" svg:y2="4.802in" draw:end-shape="id239" draw:end-glue-point="0" draw:id="id256" draw:style-name="a1026" draw:name="Conector recto de flecha 44">
          <svg:title/>
          <svg:desc/>
        </draw:connector>
        <draw:connector draw:type="line" svg:x1="2.40019in" svg:y1="5.3466in" draw:start-shape="id239" draw:start-glue-point="2" svg:x2="2.40927in" svg:y2="5.72371in" draw:end-shape="id240" draw:end-glue-point="0" draw:id="id257" draw:style-name="a1028" draw:name="Conector recto de flecha 46">
          <svg:title/>
          <svg:desc/>
        </draw:connector>
        <draw:connector draw:type="line" svg:x1="3.0374in" svg:y1="5.99601in" draw:start-shape="id240" draw:start-glue-point="1" svg:x2="5.37137in" svg:y2="5.99601in" draw:end-shape="id243" draw:end-glue-point="3" draw:id="id258" draw:style-name="a1030" draw:name="Conector recto de flecha 49">
          <svg:title/>
          <svg:desc/>
        </draw:connector>
        <draw:connector draw:type="standard" svg:x1="5.31121in" svg:y1="5.84594in" draw:start-shape="id243" draw:start-glue-point="2" svg:x2="5.76529in" svg:y2="6.99386in" draw:end-shape="id245" draw:end-glue-point="1" draw:id="id259" draw:style-name="a1032" draw:transform="translate(-5.53825in -6.4199in) rotate(-1.5708) translate(5.53825in 6.4199in)" draw:name="Conector angular 52">
          <svg:title/>
          <svg:desc/>
        </draw:connector>
        <draw:connector draw:type="standard" svg:x1="6.85304in" svg:y1="5.99601in" draw:start-shape="id243" draw:start-glue-point="1" svg:x2="6.92071in" svg:y2="6.83013in" draw:end-shape="id244" draw:end-glue-point="0" draw:id="id260" draw:style-name="a1034" draw:name="Conector angular 55">
          <svg:title/>
          <svg:desc/>
        </draw:connector>
        <draw:connector draw:type="line" svg:x1="6.92071in" svg:y1="7.22383in" draw:start-shape="id244" draw:start-glue-point="6" svg:x2="6.92071in" svg:y2="7.57018in" draw:end-shape="id242" draw:end-glue-point="0" draw:id="id261" draw:style-name="a1036" draw:name="Conector recto de flecha 140">
          <svg:title/>
          <svg:desc/>
        </draw:connector>
        <draw:connector draw:type="line" svg:x1="6.29257in" svg:y1="7.84248in" draw:start-shape="id242" draw:start-glue-point="3" svg:x2="4.94789in" svg:y2="7.84748in" draw:end-shape="id246" draw:end-glue-point="1" draw:id="id262" draw:style-name="a1038" draw:name="Conector recto de flecha 147">
          <svg:title/>
          <svg:desc/>
        </draw:connector>
        <draw:connector draw:type="line" svg:x1="4.33615in" svg:y1="6.91924in" draw:start-shape="id245" draw:start-glue-point="2" svg:x2="4.33615in" svg:y2="7.59286in" draw:end-shape="id246" draw:end-glue-point="0" draw:id="id263" draw:style-name="a1040" draw:name="Conector recto de flecha 159">
          <svg:title/>
          <svg:desc/>
        </draw:connector>
        <draw:custom-shape svg:x="1.19687in" svg:y="3.97236in" svg:width="0.21739in" svg:height="0.19685in" draw:id="id264" draw:style-name="a1043" draw:name="Elipse 160">
          <svg:title/>
          <svg:desc/>
          <text:p text:style-name="a1042" text:class-names="" text:cond-style-name=""><text:span text:style-name="a1041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41426in" svg:y1="4.07078in" draw:start-shape="id264" draw:start-glue-point="1" svg:x2="1.77657in" svg:y2="4.07079in" draw:end-shape="id236" draw:end-glue-point="3" draw:id="id265" draw:style-name="a1045" draw:name="Conector recto de flecha 162">
          <svg:title/>
          <svg:desc/>
        </draw:connector>
        <draw:connector draw:type="line" svg:x1="10.28756in" svg:y1="3.40908in" draw:start-shape="id238" draw:start-glue-point="2" svg:x2="10.29738in" svg:y2="3.77235in" draw:end-shape="id237" draw:end-glue-point="0" draw:id="id266" draw:style-name="a1047" draw:name="Conector recto de flecha 165">
          <svg:title/>
          <svg:desc/>
        </draw:connector>
        <draw:custom-shape svg:x="10.17297in" svg:y="2.42223in" svg:width="0.21739in" svg:height="0.19685in" draw:id="id267" draw:style-name="a1050" draw:name="Elipse 167">
          <svg:title/>
          <svg:desc/>
          <text:p text:style-name="a1049" text:class-names="" text:cond-style-name=""><text:span text:style-name="a1048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0.28166in" svg:y1="2.61908in" draw:start-shape="id267" draw:start-glue-point="2" svg:x2="10.28756in" svg:y2="2.86448in" draw:end-shape="id238" draw:end-glue-point="0" draw:id="id268" draw:style-name="a1052" draw:name="Conector recto de flecha 169">
          <svg:title/>
          <svg:desc/>
        </draw:connector>
        <draw:custom-shape svg:x="7.83741in" svg:y="3.77235in" svg:width="1.25627in" svg:height="0.5446in" draw:id="id269" draw:style-name="a1055" draw:name="Forma libre 171">
          <svg:title/>
          <svg:desc/>
          <text:p text:style-name="a1054" text:class-names="" text:cond-style-name=""><text:span text:style-name="a1053" text:class-names="">Retoma trabajo pend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9.66924in" svg:y1="4.04465in" draw:start-shape="id237" draw:start-glue-point="3" svg:x2="9.09368in" svg:y2="4.04465in" draw:end-shape="id269" draw:end-glue-point="1" draw:id="id270" draw:style-name="a1057" draw:name="Conector recto de flecha 173">
          <svg:title/>
          <svg:desc/>
        </draw:connector>
        <draw:frame draw:id="id271" draw:style-name="a1060" draw:name="CuadroTexto 174" svg:x="3.21034in" svg:y="1.67568in" svg:width="0.35433in" svg:height="0.27559in">
          <draw:text-box>
            <text:p text:style-name="a1059" text:class-names="" text:cond-style-name=""><text:span text:style-name="a1058" text:class-names="">NO</text:span></text:p>
          </draw:text-box>
          <svg:title/>
          <svg:desc/>
        </draw:frame>
        <draw:frame draw:id="id272" draw:style-name="a1063" draw:name="CuadroTexto 175" svg:x="4.32499in" svg:y="2.2713in" svg:width="0.31457in" svg:height="0.20866in">
          <draw:text-box>
            <text:p text:style-name="a1062" text:class-names="" text:cond-style-name=""><text:span text:style-name="a1061" text:class-names="">SI</text:span></text:p>
          </draw:text-box>
          <svg:title/>
          <svg:desc/>
        </draw:frame>
        <draw:frame draw:id="id273" draw:style-name="a1066" draw:name="CuadroTexto 176" svg:x="6.08203in" svg:y="6.41021in" svg:width="0.35433in" svg:height="0.27559in">
          <draw:text-box>
            <text:p text:style-name="a1065" text:class-names="" text:cond-style-name=""><text:span text:style-name="a1064" text:class-names="">NO</text:span></text:p>
          </draw:text-box>
          <svg:title/>
          <svg:desc/>
        </draw:frame>
        <draw:frame draw:id="id274" draw:style-name="a1069" draw:name="CuadroTexto 177" svg:x="6.92342in" svg:y="6.22808in" svg:width="0.31457in" svg:height="0.20866in">
          <draw:text-box>
            <text:p text:style-name="a1068" text:class-names="" text:cond-style-name=""><text:span text:style-name="a1067" text:class-names="">SI</text:span></text:p>
          </draw:text-box>
          <svg:title/>
          <svg:desc/>
        </draw:frame>
        <draw:connector draw:type="standard" svg:x1="4.96429in" svg:y1="6.64694in" draw:start-shape="id244" draw:start-glue-point="3" svg:x2="6.17987in" svg:y2="7.02698in" draw:end-shape="id245" draw:end-glue-point="1" draw:id="id275" draw:style-name="a1071" draw:transform="translate(-5.57208in -6.83696in) rotate(-3.14159) translate(5.57208in 6.83696in)" draw:name="Conector angular 179">
          <svg:title/>
          <svg:desc/>
        </draw:connector>
        <draw:frame draw:id="id276" draw:style-name="a1074" draw:name="CuadroTexto 182" svg:x="6.92485in" svg:y="7.24993in" svg:width="0.31457in" svg:height="0.20866in">
          <draw:text-box>
            <text:p text:style-name="a1073" text:class-names="" text:cond-style-name=""><text:span text:style-name="a1072" text:class-names="">SI</text:span></text:p>
          </draw:text-box>
          <svg:title/>
          <svg:desc/>
        </draw:frame>
        <draw:connector draw:type="standard" svg:x1="3.0372in" svg:y1="1.09253in" draw:start-shape="id229" draw:start-glue-point="1" svg:x2="4.30142in" svg:y2="1.69526in" draw:end-shape="id226" draw:end-glue-point="0" draw:id="id277" draw:style-name="a1076" draw:name="Conector angular 57">
          <svg:title/>
          <svg:desc/>
        </draw:connector>
        <presentation:notes draw:style-name="a1082">
          <draw:frame draw:id="id278" draw:style-name="a1079" draw:name="Marcador de número de diapositiva 6" svg:x="4.67953in" svg:y="11.10827in" svg:width="3.5878in" svg:height="0.58425in">
            <draw:text-box>
              <text:p text:style-name="a1078" text:class-names="" text:cond-style-name=""><text:span text:style-name="a1077" text:class-names=""><text:page-number style:num-format="1" text:fixed="false"/></text:span></text:p>
            </draw:text-box>
            <svg:title/>
            <svg:desc/>
          </draw:frame>
          <draw:frame draw:id="id279" presentation:style-name="a1080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3" svg:x="1.21007in" svg:y="0.88889in" svg:width="5.84549in" svg:height="4.38368in" presentation:class="page" draw:id="id280" presentation:style-name="a1081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815" svg:viewBox="0 0 20 30" svg:d="m10 0-10 30h20z"/>
    <draw:marker draw:name="a625" svg:viewBox="0 0 20 30" svg:d="m10 0-10 30h20z"/>
    <draw:marker draw:name="a690" svg:viewBox="0 0 20 30" svg:d="m10 0-10 30h20z"/>
    <draw:marker draw:name="a817" svg:viewBox="0 0 20 30" svg:d="m10 0-10 30h20z"/>
    <draw:marker draw:name="a701" svg:viewBox="0 0 20 30" svg:d="m10 0-10 30h20z"/>
    <draw:marker draw:name="a819" svg:viewBox="0 0 20 30" svg:d="m10 0-10 30h20z"/>
    <draw:marker draw:name="a627" svg:viewBox="0 0 20 30" svg:d="m10 0-10 30h20z"/>
    <draw:marker draw:name="a629" svg:viewBox="0 0 20 30" svg:d="m10 0-10 30h20z"/>
    <draw:marker draw:name="a850" svg:viewBox="0 0 20 30" svg:d="m10 0-10 30h20z"/>
    <draw:marker draw:name="a852" svg:viewBox="0 0 20 30" svg:d="m10 0-10 30h20z"/>
    <draw:marker draw:name="a1031" svg:viewBox="0 0 20 30" svg:d="m10 0-10 30h20z"/>
    <draw:marker draw:name="a854" svg:viewBox="0 0 20 30" svg:d="m10 0-10 30h20z"/>
    <draw:marker draw:name="a1033" svg:viewBox="0 0 20 30" svg:d="m10 0-10 30h20z"/>
    <draw:marker draw:name="a1035" svg:viewBox="0 0 20 30" svg:d="m10 0-10 30h20z"/>
    <draw:marker draw:name="a1037" svg:viewBox="0 0 20 30" svg:d="m10 0-10 30h20z"/>
    <draw:marker draw:name="a1039" svg:viewBox="0 0 20 30" svg:d="m10 0-10 30h20z"/>
    <draw:marker draw:name="a821" svg:viewBox="0 0 20 30" svg:d="m10 0-10 30h20z"/>
    <draw:marker draw:name="a631" svg:viewBox="0 0 20 30" svg:d="m10 0-10 30h20z"/>
    <draw:marker draw:name="a823" svg:viewBox="0 0 20 30" svg:d="m10 0-10 30h20z"/>
    <draw:marker draw:name="a825" svg:viewBox="0 0 20 30" svg:d="m10 0-10 30h20z"/>
    <draw:marker draw:name="a827" svg:viewBox="0 0 20 30" svg:d="m10 0-10 30h20z"/>
    <draw:marker draw:name="a1005" svg:viewBox="0 0 20 30" svg:d="m10 0-10 30h20z"/>
    <draw:marker draw:name="a1070" svg:viewBox="0 0 20 30" svg:d="m10 0-10 30h20z"/>
    <draw:marker draw:name="a636" svg:viewBox="0 0 20 30" svg:d="m10 0-10 30h20z"/>
    <draw:marker draw:name="a829" svg:viewBox="0 0 20 30" svg:d="m10 0-10 30h20z"/>
    <draw:marker draw:name="a1007" svg:viewBox="0 0 20 30" svg:d="m10 0-10 30h20z"/>
    <draw:marker draw:name="a638" svg:viewBox="0 0 20 30" svg:d="m10 0-10 30h20z"/>
    <draw:marker draw:name="a1009" svg:viewBox="0 0 20 30" svg:d="m10 0-10 30h20z"/>
    <draw:marker draw:name="a1075" svg:viewBox="0 0 20 30" svg:d="m10 0-10 30h20z"/>
    <draw:marker draw:name="a862" svg:viewBox="0 0 20 30" svg:d="m10 0-10 30h20z"/>
    <draw:marker draw:name="a864" svg:viewBox="0 0 20 30" svg:d="m10 0-10 30h20z"/>
    <draw:marker draw:name="a866" svg:viewBox="0 0 20 30" svg:d="m10 0-10 30h20z"/>
    <draw:marker draw:name="a1044" svg:viewBox="0 0 20 30" svg:d="m10 0-10 30h20z"/>
    <draw:marker draw:name="a676" svg:viewBox="0 0 20 30" svg:d="m10 0-10 30h20z"/>
    <draw:marker draw:name="a868" svg:viewBox="0 0 20 30" svg:d="m10 0-10 30h20z"/>
    <draw:marker draw:name="a1046" svg:viewBox="0 0 20 30" svg:d="m10 0-10 30h20z"/>
    <draw:marker draw:name="a678" svg:viewBox="0 0 20 30" svg:d="m10 0-10 30h20z"/>
    <draw:marker draw:name="a640" svg:viewBox="0 0 20 30" svg:d="m10 0-10 30h20z"/>
    <draw:marker draw:name="a1011" svg:viewBox="0 0 20 30" svg:d="m10 0-10 30h20z"/>
    <draw:marker draw:name="a642" svg:viewBox="0 0 20 30" svg:d="m10 0-10 30h20z"/>
    <draw:marker draw:name="a644" svg:viewBox="0 0 20 30" svg:d="m10 0-10 30h20z"/>
    <draw:marker draw:name="a837" svg:viewBox="0 0 20 30" svg:d="m10 0-10 30h20z"/>
    <draw:marker draw:name="a646" svg:viewBox="0 0 20 30" svg:d="m10 0-10 30h20z"/>
    <draw:marker draw:name="a839" svg:viewBox="0 0 20 30" svg:d="m10 0-10 30h20z"/>
    <draw:marker draw:name="a1016" svg:viewBox="0 0 20 30" svg:d="m10 0-10 30h20z"/>
    <draw:marker draw:name="a648" svg:viewBox="0 0 20 30" svg:d="m10 0-10 30h20z"/>
    <draw:marker draw:name="a915" svg:viewBox="0 0 20 30" svg:d="m10 0-10 30h20z"/>
    <draw:marker draw:name="a1018" svg:viewBox="0 0 20 30" svg:d="m10 0-10 30h20z"/>
    <draw:marker draw:name="a802" svg:viewBox="0 0 20 30" svg:d="m10 0-10 30h20z"/>
    <draw:marker draw:name="a804" svg:viewBox="0 0 20 30" svg:d="m10 0-10 30h20z"/>
    <draw:marker draw:name="a870" svg:viewBox="0 0 20 30" svg:d="m10 0-10 30h20z"/>
    <draw:marker draw:name="a797" svg:viewBox="0 0 20 30" svg:d="m10 0-10 30h20z"/>
    <draw:marker draw:name="a806" svg:viewBox="0 0 20 30" svg:d="m10 0-10 30h20z"/>
    <draw:marker draw:name="a680" svg:viewBox="0 0 20 30" svg:d="m10 0-10 30h20z"/>
    <draw:marker draw:name="a872" svg:viewBox="0 0 20 30" svg:d="m10 0-10 30h20z"/>
    <draw:marker draw:name="a808" svg:viewBox="0 0 20 30" svg:d="m10 0-10 30h20z"/>
    <draw:marker draw:name="a1051" svg:viewBox="0 0 20 30" svg:d="m10 0-10 30h20z"/>
    <draw:marker draw:name="a874" svg:viewBox="0 0 20 30" svg:d="m10 0-10 30h20z"/>
    <draw:marker draw:name="a682" svg:viewBox="0 0 20 30" svg:d="m10 0-10 30h20z"/>
    <draw:marker draw:name="a684" svg:viewBox="0 0 20 30" svg:d="m10 0-10 30h20z"/>
    <draw:marker draw:name="a686" svg:viewBox="0 0 20 30" svg:d="m10 0-10 30h20z"/>
    <draw:marker draw:name="a1056" svg:viewBox="0 0 20 30" svg:d="m10 0-10 30h20z"/>
    <draw:marker draw:name="a688" svg:viewBox="0 0 20 30" svg:d="m10 0-10 30h20z"/>
    <draw:marker draw:name="a841" svg:viewBox="0 0 20 30" svg:d="m10 0-10 30h20z"/>
    <draw:marker draw:name="a650" svg:viewBox="0 0 20 30" svg:d="m10 0-10 30h20z"/>
    <draw:marker draw:name="a843" svg:viewBox="0 0 20 30" svg:d="m10 0-10 30h20z"/>
    <draw:marker draw:name="a652" svg:viewBox="0 0 20 30" svg:d="m10 0-10 30h20z"/>
    <draw:marker draw:name="a1023" svg:viewBox="0 0 20 30" svg:d="m10 0-10 30h20z"/>
    <draw:marker draw:name="a920" svg:viewBox="0 0 20 30" svg:d="m10 0-10 30h20z"/>
    <draw:marker draw:name="a654" svg:viewBox="0 0 20 30" svg:d="m10 0-10 30h20z"/>
    <draw:marker draw:name="a1025" svg:viewBox="0 0 20 30" svg:d="m10 0-10 30h20z"/>
    <draw:marker draw:name="a848" svg:viewBox="0 0 20 30" svg:d="m10 0-10 30h20z"/>
    <draw:marker draw:name="a656" svg:viewBox="0 0 20 30" svg:d="m10 0-10 30h20z"/>
    <draw:marker draw:name="a1027" svg:viewBox="0 0 20 30" svg:d="m10 0-10 30h20z"/>
    <draw:marker draw:name="a658" svg:viewBox="0 0 20 30" svg:d="m10 0-10 30h20z"/>
    <draw:marker draw:name="a1029" svg:viewBox="0 0 20 30" svg:d="m10 0-10 30h20z"/>
    <draw:marker draw:name="a810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draw:fill="none" draw:stroke="non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draw:fill="none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non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draw:fill="none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7">
      <draw:frame draw:id="id69" presentation:style-name="a530" draw:name="Marcador de encabezado 1" svg:x="0in" svg:y="0in" svg:width="3.5878in" svg:height="0.58425in" presentation:class="head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33" draw:name="Marcador de fecha 2" svg:x="4.67953in" svg:y="0in" svg:width="3.5878in" svg:height="0.58425in" presentation:class="date-time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71" presentation:style-name="a536" draw:name="Marcador de pie de página 3" svg:x="0in" svg:y="11.10827in" svg:width="3.5878in" svg:height="0.58425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72" presentation:style-name="a539" draw:name="Marcador de número de diapositiva 4" svg:x="4.67953in" svg:y="11.10827in" svg:width="3.5878in" svg:height="0.58425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Microsoft</dc:creator>
    <meta:creation-date>2013-09-02T14:19:27Z</meta:creation-date>
    <dc:date>2016-10-20T23:06:56Z</dc:date>
    <meta:editing-cycles>54</meta:editing-cycles>
    <meta:editing-duration>PT115076S</meta:editing-duration>
    <meta:document-statistic meta:paragraph-count="115" meta:word-count="583"/>
  </office:meta>
</office:document-meta>
</file>